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37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72533333333333cm"/>
    </style:style>
    <style:style style:name="co3" style:family="table-column">
      <style:table-column-properties fo:break-before="auto" style:column-width="3.59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GOR4DF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paragraf</text:p>
          </table:table-cell>
          <table:table-cell office:value-type="string" table:style-name="ce2">
            <text:p>polozka</text:p>
          </table:table-cell>
          <table:table-cell office:value-type="string" table:style-name="ce3">
            <text:p>Schválený</text:p>
          </table:table-cell>
          <table:table-cell office:value-type="string" table:style-name="ce3">
            <text:p>Upravený</text:p>
          </table:table-cell>
          <table:table-cell table:number-columns-repeated="16380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float" office:value="5169" table:style-name="ce1">
            <text:p>5169</text:p>
          </table:table-cell>
          <table:table-cell office:value-type="currency" office:value="12000000" table:style-name="ce4">
            <text:p>12 000 000,00 Kč</text:p>
          </table:table-cell>
          <table:table-cell office:value-type="currency" office:value="12000000" table:style-name="ce4">
            <text:p>12 000 000,00 Kč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5163" table:style-name="ce1">
            <text:p>5163</text:p>
          </table:table-cell>
          <table:table-cell office:value-type="currency" office:value="200000" table:style-name="ce4">
            <text:p>200 000,00 Kč</text:p>
          </table:table-cell>
          <table:table-cell office:value-type="currency" office:value="200000" table:style-name="ce4">
            <text:p>200 000,00 Kč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5166" table:style-name="ce1">
            <text:p>5166</text:p>
          </table:table-cell>
          <table:table-cell office:value-type="currency" office:value="3950000" table:style-name="ce4">
            <text:p>3 950 000,00 Kč</text:p>
          </table:table-cell>
          <table:table-cell office:value-type="currency" office:value="3950000" table:style-name="ce4">
            <text:p>3 950 000,00 Kč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5169" table:style-name="ce1">
            <text:p>5169</text:p>
          </table:table-cell>
          <table:table-cell office:value-type="currency" office:value="1000000" table:style-name="ce4">
            <text:p>1 000 000,00 Kč</text:p>
          </table:table-cell>
          <table:table-cell office:value-type="currency" office:value="1000000" table:style-name="ce4">
            <text:p>1 000 000,00 Kč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5169" table:style-name="ce1">
            <text:p>5169</text:p>
          </table:table-cell>
          <table:table-cell office:value-type="currency" office:value="0" table:style-name="ce4">
            <text:p>0,00 Kč</text:p>
          </table:table-cell>
          <table:table-cell office:value-type="currency" office:value="5000" table:style-name="ce4">
            <text:p>5 000,00 Kč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5171" table:style-name="ce1">
            <text:p>5171</text:p>
          </table:table-cell>
          <table:table-cell office:value-type="currency" office:value="50000" table:style-name="ce4">
            <text:p>50 000,00 Kč</text:p>
          </table:table-cell>
          <table:table-cell office:value-type="currency" office:value="50000" table:style-name="ce4">
            <text:p>50 000,00 Kč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2219" table:style-name="ce1">
            <text:p>2219</text:p>
          </table:table-cell>
          <table:table-cell office:value-type="float" office:value="6121" table:style-name="ce1">
            <text:p>6121</text:p>
          </table:table-cell>
          <table:table-cell office:value-type="currency" office:value="1662000" table:style-name="ce5">
            <text:p>1 662 000,00 Kč</text:p>
          </table:table-cell>
          <table:table-cell office:value-type="currency" office:value="1662000" table:style-name="ce5">
            <text:p>1 662 000,00 Kč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2219" table:style-name="ce1">
            <text:p>2219</text:p>
          </table:table-cell>
          <table:table-cell office:value-type="float" office:value="6121" table:style-name="ce1">
            <text:p>6121</text:p>
          </table:table-cell>
          <table:table-cell office:value-type="currency" office:value="8000000" table:style-name="ce5">
            <text:p>8 000 000,00 Kč</text:p>
          </table:table-cell>
          <table:table-cell office:value-type="currency" office:value="8000000" table:style-name="ce5">
            <text:p>8 000 000,00 Kč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6121" table:style-name="ce1">
            <text:p>6121</text:p>
          </table:table-cell>
          <table:table-cell office:value-type="currency" office:value="7132000" table:style-name="ce5">
            <text:p>7 132 000,00 Kč</text:p>
          </table:table-cell>
          <table:table-cell office:value-type="currency" office:value="7127000" table:style-name="ce5">
            <text:p>7 127 000,00 Kč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6121" table:style-name="ce1">
            <text:p>6121</text:p>
          </table:table-cell>
          <table:table-cell office:value-type="currency" office:value="1440000" table:style-name="ce5">
            <text:p>1 440 000,00 Kč</text:p>
          </table:table-cell>
          <table:table-cell office:value-type="currency" office:value="1440000" table:style-name="ce5">
            <text:p>1 440 000,00 Kč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6121" table:style-name="ce1">
            <text:p>6121</text:p>
          </table:table-cell>
          <table:table-cell office:value-type="currency" office:value="2914000" table:style-name="ce5">
            <text:p>2 914 000,00 Kč</text:p>
          </table:table-cell>
          <table:table-cell office:value-type="currency" office:value="1904000" table:style-name="ce5">
            <text:p>1 904 000,00 Kč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6121" table:style-name="ce1">
            <text:p>6121</text:p>
          </table:table-cell>
          <table:table-cell office:value-type="currency" office:value="1068000" table:style-name="ce5">
            <text:p>1 068 000,00 Kč</text:p>
          </table:table-cell>
          <table:table-cell office:value-type="currency" office:value="1068000" table:style-name="ce5">
            <text:p>1 068 000,00 Kč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6121" table:style-name="ce1">
            <text:p>6121</text:p>
          </table:table-cell>
          <table:table-cell office:value-type="currency" office:value="1207000" table:style-name="ce5">
            <text:p>1 207 000,00 Kč</text:p>
          </table:table-cell>
          <table:table-cell office:value-type="currency" office:value="1207000" table:style-name="ce5">
            <text:p>1 207 000,00 Kč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6121" table:style-name="ce1">
            <text:p>6121</text:p>
          </table:table-cell>
          <table:table-cell office:value-type="currency" office:value="910000" table:style-name="ce5">
            <text:p>910 000,00 Kč</text:p>
          </table:table-cell>
          <table:table-cell office:value-type="currency" office:value="910000" table:style-name="ce5">
            <text:p>910 000,00 Kč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6121" table:style-name="ce1">
            <text:p>6121</text:p>
          </table:table-cell>
          <table:table-cell office:value-type="currency" office:value="2239000" table:style-name="ce5">
            <text:p>2 239 000,00 Kč</text:p>
          </table:table-cell>
          <table:table-cell office:value-type="currency" office:value="2239000" table:style-name="ce5">
            <text:p>2 239 000,00 Kč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6121" table:style-name="ce1">
            <text:p>6121</text:p>
          </table:table-cell>
          <table:table-cell office:value-type="currency" office:value="878000" table:style-name="ce5">
            <text:p>878 000,00 Kč</text:p>
          </table:table-cell>
          <table:table-cell office:value-type="currency" office:value="878000" table:style-name="ce5">
            <text:p>878 000,00 Kč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6121" table:style-name="ce1">
            <text:p>6121</text:p>
          </table:table-cell>
          <table:table-cell office:value-type="currency" office:value="7017000" table:style-name="ce5">
            <text:p>7 017 000,00 Kč</text:p>
          </table:table-cell>
          <table:table-cell office:value-type="currency" office:value="7017000" table:style-name="ce5">
            <text:p>7 017 000,00 Kč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6121" table:style-name="ce1">
            <text:p>6121</text:p>
          </table:table-cell>
          <table:table-cell office:value-type="currency" office:value="1000000" table:style-name="ce5">
            <text:p>1 000 000,00 Kč</text:p>
          </table:table-cell>
          <table:table-cell office:value-type="currency" office:value="1000000" table:style-name="ce5">
            <text:p>1 000 000,00 Kč</text:p>
          </table:table-cell>
          <table:table-cell table:number-columns-repeated="16380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6121" table:style-name="ce1">
            <text:p>6121</text:p>
          </table:table-cell>
          <table:table-cell office:value-type="currency" office:value="25805000" table:style-name="ce5">
            <text:p>25 805 000,00 Kč</text:p>
          </table:table-cell>
          <table:table-cell office:value-type="currency" office:value="24790000" table:style-name="ce5">
            <text:p>24 790 000,00 Kč</text:p>
          </table:table-cell>
          <table:table-cell table:number-columns-repeated="16380"/>
        </table:table-row>
        <table:table-row table:style-name="ro1">
          <table:table-cell office:value-type="float" office:value="3111" table:style-name="ce1">
            <text:p>3111</text:p>
          </table:table-cell>
          <table:table-cell office:value-type="float" office:value="5331" table:style-name="ce1">
            <text:p>5331</text:p>
          </table:table-cell>
          <table:table-cell office:value-type="currency" office:value="34140000" table:style-name="ce4">
            <text:p>34 140 000,00 Kč</text:p>
          </table:table-cell>
          <table:table-cell office:value-type="currency" office:value="34140000" table:style-name="ce4">
            <text:p>34 140 000,00 Kč</text:p>
          </table:table-cell>
          <table:table-cell table:number-columns-repeated="16380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5163" table:style-name="ce1">
            <text:p>5163</text:p>
          </table:table-cell>
          <table:table-cell office:value-type="currency" office:value="1800000" table:style-name="ce4">
            <text:p>1 800 000,00 Kč</text:p>
          </table:table-cell>
          <table:table-cell office:value-type="currency" office:value="1800000" table:style-name="ce4">
            <text:p>1 800 000,00 Kč</text:p>
          </table:table-cell>
          <table:table-cell table:number-columns-repeated="16380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5164" table:style-name="ce1">
            <text:p>5164</text:p>
          </table:table-cell>
          <table:table-cell office:value-type="currency" office:value="55000" table:style-name="ce4">
            <text:p>55 000,00 Kč</text:p>
          </table:table-cell>
          <table:table-cell office:value-type="currency" office:value="55000" table:style-name="ce4">
            <text:p>55 000,00 Kč</text:p>
          </table:table-cell>
          <table:table-cell table:number-columns-repeated="16380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5166" table:style-name="ce1">
            <text:p>5166</text:p>
          </table:table-cell>
          <table:table-cell office:value-type="currency" office:value="450000" table:style-name="ce4">
            <text:p>450 000,00 Kč</text:p>
          </table:table-cell>
          <table:table-cell office:value-type="currency" office:value="450000" table:style-name="ce4">
            <text:p>450 000,00 Kč</text:p>
          </table:table-cell>
          <table:table-cell table:number-columns-repeated="16380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5167" table:style-name="ce1">
            <text:p>5167</text:p>
          </table:table-cell>
          <table:table-cell office:value-type="currency" office:value="0" table:style-name="ce4">
            <text:p>0,00 Kč</text:p>
          </table:table-cell>
          <table:table-cell office:value-type="currency" office:value="34700" table:style-name="ce4">
            <text:p>34 700,00 Kč</text:p>
          </table:table-cell>
          <table:table-cell table:number-columns-repeated="16380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5168" table:style-name="ce1">
            <text:p>5168</text:p>
          </table:table-cell>
          <table:table-cell office:value-type="currency" office:value="1083000" table:style-name="ce4">
            <text:p>1 083 000,00 Kč</text:p>
          </table:table-cell>
          <table:table-cell office:value-type="currency" office:value="1083000" table:style-name="ce4">
            <text:p>1 083 000,00 Kč</text:p>
          </table:table-cell>
          <table:table-cell table:number-columns-repeated="16380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5169" table:style-name="ce1">
            <text:p>5169</text:p>
          </table:table-cell>
          <table:table-cell office:value-type="currency" office:value="5850000" table:style-name="ce4">
            <text:p>5 850 000,00 Kč</text:p>
          </table:table-cell>
          <table:table-cell office:value-type="currency" office:value="5369800" table:style-name="ce4">
            <text:p>5 369 800,00 Kč</text:p>
          </table:table-cell>
          <table:table-cell table:number-columns-repeated="16380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5175" table:style-name="ce1">
            <text:p>5175</text:p>
          </table:table-cell>
          <table:table-cell office:value-type="currency" office:value="0" table:style-name="ce4">
            <text:p>0,00 Kč</text:p>
          </table:table-cell>
          <table:table-cell office:value-type="currency" office:value="3500" table:style-name="ce4">
            <text:p>3 500,00 Kč</text:p>
          </table:table-cell>
          <table:table-cell table:number-columns-repeated="16380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5331" table:style-name="ce1">
            <text:p>5331</text:p>
          </table:table-cell>
          <table:table-cell office:value-type="currency" office:value="99017000" table:style-name="ce4">
            <text:p>99 017 000,00 Kč</text:p>
          </table:table-cell>
          <table:table-cell office:value-type="currency" office:value="99047000" table:style-name="ce4">
            <text:p>99 047 000,00 Kč</text:p>
          </table:table-cell>
          <table:table-cell table:number-columns-repeated="16380"/>
        </table:table-row>
        <table:table-row table:style-name="ro1">
          <table:table-cell office:value-type="float" office:value="3113" table:style-name="ce1">
            <text:p>3113</text:p>
          </table:table-cell>
          <table:table-cell office:value-type="float" office:value="5336" table:style-name="ce1">
            <text:p>5336</text:p>
          </table:table-cell>
          <table:table-cell office:value-type="currency" office:value="0" table:style-name="ce4">
            <text:p>0,00 Kč</text:p>
          </table:table-cell>
          <table:table-cell office:value-type="currency" office:value="579600" table:style-name="ce4">
            <text:p>579 600,00 Kč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3113" table:style-name="ce1">
            <text:p>3113</text:p>
          </table:table-cell>
          <table:table-cell office:value-type="float" office:value="6356" table:style-name="ce1">
            <text:p>6356</text:p>
          </table:table-cell>
          <table:table-cell office:value-type="currency" office:value="1000000" table:style-name="ce5">
            <text:p>1 000 000,00 Kč</text:p>
          </table:table-cell>
          <table:table-cell office:value-type="currency" office:value="1000000" table:style-name="ce5">
            <text:p>1 000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5331" table:style-name="ce1">
            <text:p>5331</text:p>
          </table:table-cell>
          <table:table-cell office:value-type="currency" office:value="50198200" table:style-name="ce4">
            <text:p>50 198 200,00 Kč</text:p>
          </table:table-cell>
          <table:table-cell office:value-type="currency" office:value="50249200" table:style-name="ce4">
            <text:p>50 249 2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5336" table:style-name="ce1">
            <text:p>5336</text:p>
          </table:table-cell>
          <table:table-cell office:value-type="currency" office:value="101800" table:style-name="ce4">
            <text:p>101 800,00 Kč</text:p>
          </table:table-cell>
          <table:table-cell office:value-type="currency" office:value="501800" table:style-name="ce4">
            <text:p>501 8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3500000" table:style-name="ce5">
            <text:p>3 500 000,00 Kč</text:p>
          </table:table-cell>
          <table:table-cell office:value-type="currency" office:value="3500000" table:style-name="ce5">
            <text:p>3 500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0" table:style-name="ce5">
            <text:p>0,00 Kč</text:p>
          </table:table-cell>
          <table:table-cell office:value-type="currency" office:value="508700" table:style-name="ce5">
            <text:p>508 7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0" table:style-name="ce5">
            <text:p>0,00 Kč</text:p>
          </table:table-cell>
          <table:table-cell office:value-type="currency" office:value="3615700" table:style-name="ce5">
            <text:p>3 615 7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351000" table:style-name="ce5">
            <text:p>351 000,00 Kč</text:p>
          </table:table-cell>
          <table:table-cell office:value-type="currency" office:value="351000" table:style-name="ce5">
            <text:p>351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45730000" table:style-name="ce5">
            <text:p>45 730 000,00 Kč</text:p>
          </table:table-cell>
          <table:table-cell office:value-type="currency" office:value="45730000" table:style-name="ce5">
            <text:p>45 730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123609000" table:style-name="ce5">
            <text:p>123 609 000,00 Kč</text:p>
          </table:table-cell>
          <table:table-cell office:value-type="currency" office:value="123609000" table:style-name="ce5">
            <text:p>123 609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43875000" table:style-name="ce5">
            <text:p>43 875 000,00 Kč</text:p>
          </table:table-cell>
          <table:table-cell office:value-type="currency" office:value="43875000" table:style-name="ce5">
            <text:p>43 875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3518000" table:style-name="ce5">
            <text:p>3 518 000,00 Kč</text:p>
          </table:table-cell>
          <table:table-cell office:value-type="currency" office:value="2572600" table:style-name="ce5">
            <text:p>2 572 6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3400000" table:style-name="ce5">
            <text:p>3 400 000,00 Kč</text:p>
          </table:table-cell>
          <table:table-cell office:value-type="currency" office:value="3400000" table:style-name="ce5">
            <text:p>3 400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5949000" table:style-name="ce5">
            <text:p>5 949 000,00 Kč</text:p>
          </table:table-cell>
          <table:table-cell office:value-type="currency" office:value="5949000" table:style-name="ce5">
            <text:p>5 949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984000" table:style-name="ce5">
            <text:p>984 000,00 Kč</text:p>
          </table:table-cell>
          <table:table-cell office:value-type="currency" office:value="984000" table:style-name="ce5">
            <text:p>984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31000" table:style-name="ce5">
            <text:p>31 000,00 Kč</text:p>
          </table:table-cell>
          <table:table-cell office:value-type="currency" office:value="31000" table:style-name="ce5">
            <text:p>31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210000" table:style-name="ce5">
            <text:p>210 000,00 Kč</text:p>
          </table:table-cell>
          <table:table-cell office:value-type="currency" office:value="210000" table:style-name="ce5">
            <text:p>210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7296000" table:style-name="ce5">
            <text:p>7 296 000,00 Kč</text:p>
          </table:table-cell>
          <table:table-cell office:value-type="currency" office:value="7296000" table:style-name="ce5">
            <text:p>7 296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3290000" table:style-name="ce5">
            <text:p>3 290 000,00 Kč</text:p>
          </table:table-cell>
          <table:table-cell office:value-type="currency" office:value="3290000" table:style-name="ce5">
            <text:p>3 290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3615000" table:style-name="ce5">
            <text:p>3 615 000,00 Kč</text:p>
          </table:table-cell>
          <table:table-cell office:value-type="currency" office:value="3615000" table:style-name="ce5">
            <text:p>3 615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285000" table:style-name="ce5">
            <text:p>285 000,00 Kč</text:p>
          </table:table-cell>
          <table:table-cell office:value-type="currency" office:value="285000" table:style-name="ce5">
            <text:p>285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338000" table:style-name="ce5">
            <text:p>338 000,00 Kč</text:p>
          </table:table-cell>
          <table:table-cell office:value-type="currency" office:value="338000" table:style-name="ce5">
            <text:p>338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438000" table:style-name="ce5">
            <text:p>438 000,00 Kč</text:p>
          </table:table-cell>
          <table:table-cell office:value-type="currency" office:value="438000" table:style-name="ce5">
            <text:p>438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11892000" table:style-name="ce5">
            <text:p>11 892 000,00 Kč</text:p>
          </table:table-cell>
          <table:table-cell office:value-type="currency" office:value="11892000" table:style-name="ce5">
            <text:p>11 892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4200000" table:style-name="ce5">
            <text:p>4 200 000,00 Kč</text:p>
          </table:table-cell>
          <table:table-cell office:value-type="currency" office:value="4200000" table:style-name="ce5">
            <text:p>4 200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2480000" table:style-name="ce5">
            <text:p>2 480 000,00 Kč</text:p>
          </table:table-cell>
          <table:table-cell office:value-type="currency" office:value="2480000" table:style-name="ce5">
            <text:p>2 480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2000000" table:style-name="ce5">
            <text:p>2 000 000,00 Kč</text:p>
          </table:table-cell>
          <table:table-cell office:value-type="currency" office:value="2000000" table:style-name="ce5">
            <text:p>2 000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4246000" table:style-name="ce5">
            <text:p>4 246 000,00 Kč</text:p>
          </table:table-cell>
          <table:table-cell office:value-type="currency" office:value="5191400" table:style-name="ce5">
            <text:p>5 191 4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3083000" table:style-name="ce5">
            <text:p>3 083 000,00 Kč</text:p>
          </table:table-cell>
          <table:table-cell office:value-type="currency" office:value="3083000" table:style-name="ce5">
            <text:p>3 083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4619000" table:style-name="ce5">
            <text:p>4 619 000,00 Kč</text:p>
          </table:table-cell>
          <table:table-cell office:value-type="currency" office:value="4619000" table:style-name="ce5">
            <text:p>4 619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5850000" table:style-name="ce5">
            <text:p>5 850 000,00 Kč</text:p>
          </table:table-cell>
          <table:table-cell office:value-type="currency" office:value="5850000" table:style-name="ce5">
            <text:p>5 850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140000" table:style-name="ce5">
            <text:p>140 000,00 Kč</text:p>
          </table:table-cell>
          <table:table-cell office:value-type="currency" office:value="140000" table:style-name="ce5">
            <text:p>140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11118000" table:style-name="ce5">
            <text:p>11 118 000,00 Kč</text:p>
          </table:table-cell>
          <table:table-cell office:value-type="currency" office:value="11118000" table:style-name="ce5">
            <text:p>11 118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1" table:style-name="ce1">
            <text:p>6351</text:p>
          </table:table-cell>
          <table:table-cell office:value-type="currency" office:value="296047000" table:style-name="ce5">
            <text:p>296 047 000,00 Kč</text:p>
          </table:table-cell>
          <table:table-cell office:value-type="currency" office:value="300171400" table:style-name="ce5">
            <text:p>300 171 4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6" table:style-name="ce1">
            <text:p>6356</text:p>
          </table:table-cell>
          <table:table-cell office:value-type="currency" office:value="0" table:style-name="ce5">
            <text:p>0,00 Kč</text:p>
          </table:table-cell>
          <table:table-cell office:value-type="currency" office:value="290200" table:style-name="ce5">
            <text:p>290 2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6" table:style-name="ce1">
            <text:p>6356</text:p>
          </table:table-cell>
          <table:table-cell office:value-type="currency" office:value="0" table:style-name="ce5">
            <text:p>0,00 Kč</text:p>
          </table:table-cell>
          <table:table-cell office:value-type="currency" office:value="1326000" table:style-name="ce5">
            <text:p>1 326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6" table:style-name="ce1">
            <text:p>6356</text:p>
          </table:table-cell>
          <table:table-cell office:value-type="currency" office:value="0" table:style-name="ce5">
            <text:p>0,00 Kč</text:p>
          </table:table-cell>
          <table:table-cell office:value-type="currency" office:value="875000" table:style-name="ce5">
            <text:p>875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6" table:style-name="ce1">
            <text:p>6356</text:p>
          </table:table-cell>
          <table:table-cell office:value-type="currency" office:value="0" table:style-name="ce5">
            <text:p>0,00 Kč</text:p>
          </table:table-cell>
          <table:table-cell office:value-type="currency" office:value="852800" table:style-name="ce5">
            <text:p>852 8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6" table:style-name="ce1">
            <text:p>6356</text:p>
          </table:table-cell>
          <table:table-cell office:value-type="currency" office:value="31898000" table:style-name="ce5">
            <text:p>31 898 000,00 Kč</text:p>
          </table:table-cell>
          <table:table-cell office:value-type="currency" office:value="31898000" table:style-name="ce5">
            <text:p>31 898 000,00 Kč</text:p>
          </table:table-cell>
          <table:table-cell table:number-columns-repeated="16380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6356" table:style-name="ce1">
            <text:p>6356</text:p>
          </table:table-cell>
          <table:table-cell office:value-type="currency" office:value="31898000" table:style-name="ce5">
            <text:p>31 898 000,00 Kč</text:p>
          </table:table-cell>
          <table:table-cell office:value-type="currency" office:value="35242000" table:style-name="ce5">
            <text:p>35 242 000,00 Kč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3149" table:style-name="ce1">
            <text:p>3149</text:p>
          </table:table-cell>
          <table:table-cell office:value-type="float" office:value="6356" table:style-name="ce1">
            <text:p>6356</text:p>
          </table:table-cell>
          <table:table-cell office:value-type="currency" office:value="0" table:style-name="ce5">
            <text:p>0,00 Kč</text:p>
          </table:table-cell>
          <table:table-cell office:value-type="currency" office:value="357000" table:style-name="ce5">
            <text:p>357 000,00 Kč</text:p>
          </table:table-cell>
          <table:table-cell table:number-columns-repeated="16380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5041" table:style-name="ce1">
            <text:p>5041</text:p>
          </table:table-cell>
          <table:table-cell office:value-type="currency" office:value="50000" table:style-name="ce4">
            <text:p>50 000,00 Kč</text:p>
          </table:table-cell>
          <table:table-cell office:value-type="currency" office:value="50000" table:style-name="ce4">
            <text:p>50 000,00 Kč</text:p>
          </table:table-cell>
          <table:table-cell table:number-columns-repeated="16380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5137" table:style-name="ce1">
            <text:p>5137</text:p>
          </table:table-cell>
          <table:table-cell office:value-type="currency" office:value="45000" table:style-name="ce4">
            <text:p>45 000,00 Kč</text:p>
          </table:table-cell>
          <table:table-cell office:value-type="currency" office:value="45000" table:style-name="ce4">
            <text:p>45 000,00 Kč</text:p>
          </table:table-cell>
          <table:table-cell table:number-columns-repeated="16380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5139" table:style-name="ce1">
            <text:p>5139</text:p>
          </table:table-cell>
          <table:table-cell office:value-type="currency" office:value="85000" table:style-name="ce4">
            <text:p>85 000,00 Kč</text:p>
          </table:table-cell>
          <table:table-cell office:value-type="currency" office:value="85000" table:style-name="ce4">
            <text:p>85 000,00 Kč</text:p>
          </table:table-cell>
          <table:table-cell table:number-columns-repeated="16380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5151" table:style-name="ce1">
            <text:p>5151</text:p>
          </table:table-cell>
          <table:table-cell office:value-type="currency" office:value="21000" table:style-name="ce4">
            <text:p>21 000,00 Kč</text:p>
          </table:table-cell>
          <table:table-cell office:value-type="currency" office:value="21000" table:style-name="ce4">
            <text:p>21 000,00 Kč</text:p>
          </table:table-cell>
          <table:table-cell table:number-columns-repeated="16380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5154" table:style-name="ce1">
            <text:p>5154</text:p>
          </table:table-cell>
          <table:table-cell office:value-type="currency" office:value="2000" table:style-name="ce4">
            <text:p>2 000,00 Kč</text:p>
          </table:table-cell>
          <table:table-cell office:value-type="currency" office:value="2000" table:style-name="ce4">
            <text:p>2 000,00 Kč</text:p>
          </table:table-cell>
          <table:table-cell table:number-columns-repeated="16380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5169" table:style-name="ce1">
            <text:p>5169</text:p>
          </table:table-cell>
          <table:table-cell office:value-type="currency" office:value="1575000" table:style-name="ce4">
            <text:p>1 575 000,00 Kč</text:p>
          </table:table-cell>
          <table:table-cell office:value-type="currency" office:value="1575000" table:style-name="ce4">
            <text:p>1 575 000,00 Kč</text:p>
          </table:table-cell>
          <table:table-cell table:number-columns-repeated="16380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5171" table:style-name="ce1">
            <text:p>5171</text:p>
          </table:table-cell>
          <table:table-cell office:value-type="currency" office:value="67000" table:style-name="ce4">
            <text:p>67 000,00 Kč</text:p>
          </table:table-cell>
          <table:table-cell office:value-type="currency" office:value="67000" table:style-name="ce4">
            <text:p>67 000,00 Kč</text:p>
          </table:table-cell>
          <table:table-cell table:number-columns-repeated="16380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5175" table:style-name="ce1">
            <text:p>5175</text:p>
          </table:table-cell>
          <table:table-cell office:value-type="currency" office:value="40000" table:style-name="ce4">
            <text:p>40 000,00 Kč</text:p>
          </table:table-cell>
          <table:table-cell office:value-type="currency" office:value="40000" table:style-name="ce4">
            <text:p>40 000,00 Kč</text:p>
          </table:table-cell>
          <table:table-cell table:number-columns-repeated="16380"/>
        </table:table-row>
        <table:table-row table:style-name="ro1">
          <table:table-cell office:value-type="float" office:value="3311" table:style-name="ce1">
            <text:p>3311</text:p>
          </table:table-cell>
          <table:table-cell office:value-type="float" office:value="5194" table:style-name="ce1">
            <text:p>5194</text:p>
          </table:table-cell>
          <table:table-cell office:value-type="currency" office:value="15000" table:style-name="ce4">
            <text:p>15 000,00 Kč</text:p>
          </table:table-cell>
          <table:table-cell office:value-type="currency" office:value="15000" table:style-name="ce4">
            <text:p>15 000,00 Kč</text:p>
          </table:table-cell>
          <table:table-cell table:number-columns-repeated="16380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float" office:value="5041" table:style-name="ce1">
            <text:p>5041</text:p>
          </table:table-cell>
          <table:table-cell office:value-type="currency" office:value="10000" table:style-name="ce4">
            <text:p>10 000,00 Kč</text:p>
          </table:table-cell>
          <table:table-cell office:value-type="currency" office:value="10000" table:style-name="ce4">
            <text:p>10 000,00 Kč</text:p>
          </table:table-cell>
          <table:table-cell table:number-columns-repeated="16380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float" office:value="5137" table:style-name="ce1">
            <text:p>5137</text:p>
          </table:table-cell>
          <table:table-cell office:value-type="currency" office:value="85000" table:style-name="ce4">
            <text:p>85 000,00 Kč</text:p>
          </table:table-cell>
          <table:table-cell office:value-type="currency" office:value="85000" table:style-name="ce4">
            <text:p>85 000,00 Kč</text:p>
          </table:table-cell>
          <table:table-cell table:number-columns-repeated="16380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float" office:value="5139" table:style-name="ce1">
            <text:p>5139</text:p>
          </table:table-cell>
          <table:table-cell office:value-type="currency" office:value="90000" table:style-name="ce4">
            <text:p>90 000,00 Kč</text:p>
          </table:table-cell>
          <table:table-cell office:value-type="currency" office:value="90000" table:style-name="ce4">
            <text:p>90 000,00 Kč</text:p>
          </table:table-cell>
          <table:table-cell table:number-columns-repeated="16380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float" office:value="5169" table:style-name="ce1">
            <text:p>5169</text:p>
          </table:table-cell>
          <table:table-cell office:value-type="currency" office:value="300000" table:style-name="ce4">
            <text:p>300 000,00 Kč</text:p>
          </table:table-cell>
          <table:table-cell office:value-type="currency" office:value="300000" table:style-name="ce4">
            <text:p>300 000,00 Kč</text:p>
          </table:table-cell>
          <table:table-cell table:number-columns-repeated="16380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float" office:value="5175" table:style-name="ce1">
            <text:p>5175</text:p>
          </table:table-cell>
          <table:table-cell office:value-type="currency" office:value="45000" table:style-name="ce4">
            <text:p>45 000,00 Kč</text:p>
          </table:table-cell>
          <table:table-cell office:value-type="currency" office:value="45000" table:style-name="ce4">
            <text:p>45 000,00 Kč</text:p>
          </table:table-cell>
          <table:table-cell table:number-columns-repeated="16380"/>
        </table:table-row>
        <table:table-row table:style-name="ro1">
          <table:table-cell office:value-type="float" office:value="3317" table:style-name="ce1">
            <text:p>3317</text:p>
          </table:table-cell>
          <table:table-cell office:value-type="float" office:value="5194" table:style-name="ce1">
            <text:p>5194</text:p>
          </table:table-cell>
          <table:table-cell office:value-type="currency" office:value="20000" table:style-name="ce4">
            <text:p>20 000,00 Kč</text:p>
          </table:table-cell>
          <table:table-cell office:value-type="currency" office:value="20000" table:style-name="ce4">
            <text:p>20 000,00 Kč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041" table:style-name="ce1">
            <text:p>5041</text:p>
          </table:table-cell>
          <table:table-cell office:value-type="currency" office:value="60000" table:style-name="ce4">
            <text:p>60 000,00 Kč</text:p>
          </table:table-cell>
          <table:table-cell office:value-type="currency" office:value="60000" table:style-name="ce4">
            <text:p>60 000,00 Kč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33" table:style-name="ce1">
            <text:p>5133</text:p>
          </table:table-cell>
          <table:table-cell office:value-type="currency" office:value="1000" table:style-name="ce4">
            <text:p>1 000,00 Kč</text:p>
          </table:table-cell>
          <table:table-cell office:value-type="currency" office:value="1000" table:style-name="ce4">
            <text:p>1 000,00 Kč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36" table:style-name="ce1">
            <text:p>5136</text:p>
          </table:table-cell>
          <table:table-cell office:value-type="currency" office:value="3000" table:style-name="ce4">
            <text:p>3 000,00 Kč</text:p>
          </table:table-cell>
          <table:table-cell office:value-type="currency" office:value="3000" table:style-name="ce4">
            <text:p>3 000,00 Kč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37" table:style-name="ce1">
            <text:p>5137</text:p>
          </table:table-cell>
          <table:table-cell office:value-type="currency" office:value="200000" table:style-name="ce4">
            <text:p>200 000,00 Kč</text:p>
          </table:table-cell>
          <table:table-cell office:value-type="currency" office:value="200000" table:style-name="ce4">
            <text:p>200 000,00 Kč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39" table:style-name="ce1">
            <text:p>5139</text:p>
          </table:table-cell>
          <table:table-cell office:value-type="currency" office:value="494000" table:style-name="ce4">
            <text:p>494 000,00 Kč</text:p>
          </table:table-cell>
          <table:table-cell office:value-type="currency" office:value="494000" table:style-name="ce4">
            <text:p>494 000,00 Kč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54" table:style-name="ce1">
            <text:p>5154</text:p>
          </table:table-cell>
          <table:table-cell office:value-type="currency" office:value="20000" table:style-name="ce4">
            <text:p>20 000,00 Kč</text:p>
          </table:table-cell>
          <table:table-cell office:value-type="currency" office:value="20000" table:style-name="ce4">
            <text:p>20 000,00 Kč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56" table:style-name="ce1">
            <text:p>5156</text:p>
          </table:table-cell>
          <table:table-cell office:value-type="currency" office:value="1000" table:style-name="ce4">
            <text:p>1 000,00 Kč</text:p>
          </table:table-cell>
          <table:table-cell office:value-type="currency" office:value="1000" table:style-name="ce4">
            <text:p>1 000,00 Kč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61" table:style-name="ce1">
            <text:p>5161</text:p>
          </table:table-cell>
          <table:table-cell office:value-type="currency" office:value="1000" table:style-name="ce4">
            <text:p>1 000,00 Kč</text:p>
          </table:table-cell>
          <table:table-cell office:value-type="currency" office:value="1000" table:style-name="ce4">
            <text:p>1 000,00 Kč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63" table:style-name="ce1">
            <text:p>5163</text:p>
          </table:table-cell>
          <table:table-cell office:value-type="currency" office:value="10000" table:style-name="ce4">
            <text:p>10 000,00 Kč</text:p>
          </table:table-cell>
          <table:table-cell office:value-type="currency" office:value="10000" table:style-name="ce4">
            <text:p>10 000,00 Kč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64" table:style-name="ce1">
            <text:p>5164</text:p>
          </table:table-cell>
          <table:table-cell office:value-type="currency" office:value="590000" table:style-name="ce4">
            <text:p>590 000,00 Kč</text:p>
          </table:table-cell>
          <table:table-cell office:value-type="currency" office:value="590000" table:style-name="ce4">
            <text:p>590 000,00 Kč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66" table:style-name="ce1">
            <text:p>5166</text:p>
          </table:table-cell>
          <table:table-cell office:value-type="currency" office:value="300000" table:style-name="ce4">
            <text:p>300 000,00 Kč</text:p>
          </table:table-cell>
          <table:table-cell office:value-type="currency" office:value="300000" table:style-name="ce4">
            <text:p>300 000,00 Kč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69" table:style-name="ce1">
            <text:p>5169</text:p>
          </table:table-cell>
          <table:table-cell office:value-type="currency" office:value="4404000" table:style-name="ce4">
            <text:p>4 404 000,00 Kč</text:p>
          </table:table-cell>
          <table:table-cell office:value-type="currency" office:value="4404000" table:style-name="ce4">
            <text:p>4 404 000,00 Kč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71" table:style-name="ce1">
            <text:p>5171</text:p>
          </table:table-cell>
          <table:table-cell office:value-type="currency" office:value="50000" table:style-name="ce4">
            <text:p>50 000,00 Kč</text:p>
          </table:table-cell>
          <table:table-cell office:value-type="currency" office:value="50000" table:style-name="ce4">
            <text:p>50 000,00 Kč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75" table:style-name="ce1">
            <text:p>5175</text:p>
          </table:table-cell>
          <table:table-cell office:value-type="currency" office:value="650000" table:style-name="ce4">
            <text:p>650 000,00 Kč</text:p>
          </table:table-cell>
          <table:table-cell office:value-type="currency" office:value="650000" table:style-name="ce4">
            <text:p>650 000,00 Kč</text:p>
          </table:table-cell>
          <table:table-cell table:number-columns-repeated="16380"/>
        </table:table-row>
        <table:table-row table:style-name="ro1">
          <table:table-cell office:value-type="float" office:value="3319" table:style-name="ce1">
            <text:p>3319</text:p>
          </table:table-cell>
          <table:table-cell office:value-type="float" office:value="5194" table:style-name="ce1">
            <text:p>5194</text:p>
          </table:table-cell>
          <table:table-cell office:value-type="currency" office:value="216000" table:style-name="ce4">
            <text:p>216 000,00 Kč</text:p>
          </table:table-cell>
          <table:table-cell office:value-type="currency" office:value="216000" table:style-name="ce4">
            <text:p>216 000,00 Kč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3319" table:style-name="ce1">
            <text:p>3319</text:p>
          </table:table-cell>
          <table:table-cell office:value-type="float" office:value="6351" table:style-name="ce1">
            <text:p>6351</text:p>
          </table:table-cell>
          <table:table-cell office:value-type="currency" office:value="5523000" table:style-name="ce5">
            <text:p>5 523 000,00 Kč</text:p>
          </table:table-cell>
          <table:table-cell office:value-type="currency" office:value="5523000" table:style-name="ce5">
            <text:p>5 523 000,00 Kč</text:p>
          </table:table-cell>
          <table:table-cell table:number-columns-repeated="16380"/>
        </table:table-row>
        <table:table-row table:style-name="ro1">
          <table:table-cell office:value-type="float" office:value="3322" table:style-name="ce1">
            <text:p>3322</text:p>
          </table:table-cell>
          <table:table-cell office:value-type="float" office:value="5137" table:style-name="ce1">
            <text:p>5137</text:p>
          </table:table-cell>
          <table:table-cell office:value-type="currency" office:value="390000" table:style-name="ce4">
            <text:p>390 000,00 Kč</text:p>
          </table:table-cell>
          <table:table-cell office:value-type="currency" office:value="390000" table:style-name="ce4">
            <text:p>390 000,00 Kč</text:p>
          </table:table-cell>
          <table:table-cell table:number-columns-repeated="16380"/>
        </table:table-row>
        <table:table-row table:style-name="ro1">
          <table:table-cell office:value-type="float" office:value="3322" table:style-name="ce1">
            <text:p>3322</text:p>
          </table:table-cell>
          <table:table-cell office:value-type="float" office:value="5169" table:style-name="ce1">
            <text:p>5169</text:p>
          </table:table-cell>
          <table:table-cell office:value-type="currency" office:value="180000" table:style-name="ce4">
            <text:p>180 000,00 Kč</text:p>
          </table:table-cell>
          <table:table-cell office:value-type="currency" office:value="180000" table:style-name="ce4">
            <text:p>180 000,00 Kč</text:p>
          </table:table-cell>
          <table:table-cell table:number-columns-repeated="16380"/>
        </table:table-row>
        <table:table-row table:style-name="ro1">
          <table:table-cell office:value-type="float" office:value="3322" table:style-name="ce1">
            <text:p>3322</text:p>
          </table:table-cell>
          <table:table-cell office:value-type="float" office:value="5171" table:style-name="ce1">
            <text:p>5171</text:p>
          </table:table-cell>
          <table:table-cell office:value-type="currency" office:value="10000" table:style-name="ce4">
            <text:p>10 000,00 Kč</text:p>
          </table:table-cell>
          <table:table-cell office:value-type="currency" office:value="10000" table:style-name="ce4">
            <text:p>10 000,00 Kč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3322" table:style-name="ce1">
            <text:p>3322</text:p>
          </table:table-cell>
          <table:table-cell office:value-type="float" office:value="6121" table:style-name="ce1">
            <text:p>6121</text:p>
          </table:table-cell>
          <table:table-cell office:value-type="currency" office:value="1430000" table:style-name="ce5">
            <text:p>1 430 000,00 Kč</text:p>
          </table:table-cell>
          <table:table-cell office:value-type="currency" office:value="1430000" table:style-name="ce5">
            <text:p>1 430 000,00 Kč</text:p>
          </table:table-cell>
          <table:table-cell table:number-columns-repeated="16380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float" office:value="5137" table:style-name="ce1">
            <text:p>5137</text:p>
          </table:table-cell>
          <table:table-cell office:value-type="currency" office:value="43000" table:style-name="ce4">
            <text:p>43 000,00 Kč</text:p>
          </table:table-cell>
          <table:table-cell office:value-type="currency" office:value="43000" table:style-name="ce4">
            <text:p>43 000,00 Kč</text:p>
          </table:table-cell>
          <table:table-cell table:number-columns-repeated="16380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float" office:value="5169" table:style-name="ce1">
            <text:p>5169</text:p>
          </table:table-cell>
          <table:table-cell office:value-type="currency" office:value="100000" table:style-name="ce4">
            <text:p>100 000,00 Kč</text:p>
          </table:table-cell>
          <table:table-cell office:value-type="currency" office:value="100000" table:style-name="ce4">
            <text:p>100 000,00 Kč</text:p>
          </table:table-cell>
          <table:table-cell table:number-columns-repeated="16380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float" office:value="5171" table:style-name="ce1">
            <text:p>5171</text:p>
          </table:table-cell>
          <table:table-cell office:value-type="currency" office:value="107000" table:style-name="ce4">
            <text:p>107 000,00 Kč</text:p>
          </table:table-cell>
          <table:table-cell office:value-type="currency" office:value="189400" table:style-name="ce4">
            <text:p>189 400,00 Kč</text:p>
          </table:table-cell>
          <table:table-cell table:number-columns-repeated="16380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float" office:value="6121" table:style-name="ce1">
            <text:p>6121</text:p>
          </table:table-cell>
          <table:table-cell office:value-type="currency" office:value="205000" table:style-name="ce5">
            <text:p>205 000,00 Kč</text:p>
          </table:table-cell>
          <table:table-cell office:value-type="currency" office:value="205000" table:style-name="ce5">
            <text:p>205 000,00 Kč</text:p>
          </table:table-cell>
          <table:table-cell table:number-columns-repeated="16380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float" office:value="6121" table:style-name="ce1">
            <text:p>6121</text:p>
          </table:table-cell>
          <table:table-cell office:value-type="currency" office:value="191000" table:style-name="ce5">
            <text:p>191 000,00 Kč</text:p>
          </table:table-cell>
          <table:table-cell office:value-type="currency" office:value="191000" table:style-name="ce5">
            <text:p>191 000,00 Kč</text:p>
          </table:table-cell>
          <table:table-cell table:number-columns-repeated="16380"/>
        </table:table-row>
        <table:table-row table:style-name="ro1">
          <table:table-cell office:value-type="float" office:value="3326" table:style-name="ce1">
            <text:p>3326</text:p>
          </table:table-cell>
          <table:table-cell office:value-type="float" office:value="6121" table:style-name="ce1">
            <text:p>6121</text:p>
          </table:table-cell>
          <table:table-cell office:value-type="currency" office:value="396000" table:style-name="ce5">
            <text:p>396 000,00 Kč</text:p>
          </table:table-cell>
          <table:table-cell office:value-type="currency" office:value="396000" table:style-name="ce5">
            <text:p>396 000,00 Kč</text:p>
          </table:table-cell>
          <table:table-cell table:number-columns-repeated="16380"/>
        </table:table-row>
        <table:table-row table:style-name="ro1">
          <table:table-cell office:value-type="float" office:value="3349" table:style-name="ce1">
            <text:p>3349</text:p>
          </table:table-cell>
          <table:table-cell office:value-type="float" office:value="5136" table:style-name="ce1">
            <text:p>5136</text:p>
          </table:table-cell>
          <table:table-cell office:value-type="currency" office:value="100000" table:style-name="ce4">
            <text:p>100 000,00 Kč</text:p>
          </table:table-cell>
          <table:table-cell office:value-type="currency" office:value="100000" table:style-name="ce4">
            <text:p>100 000,00 Kč</text:p>
          </table:table-cell>
          <table:table-cell table:number-columns-repeated="16380"/>
        </table:table-row>
        <table:table-row table:style-name="ro1">
          <table:table-cell office:value-type="float" office:value="3349" table:style-name="ce1">
            <text:p>3349</text:p>
          </table:table-cell>
          <table:table-cell office:value-type="float" office:value="5168" table:style-name="ce1">
            <text:p>5168</text:p>
          </table:table-cell>
          <table:table-cell office:value-type="currency" office:value="410000" table:style-name="ce4">
            <text:p>410 000,00 Kč</text:p>
          </table:table-cell>
          <table:table-cell office:value-type="currency" office:value="410000" table:style-name="ce4">
            <text:p>410 000,00 Kč</text:p>
          </table:table-cell>
          <table:table-cell table:number-columns-repeated="16380"/>
        </table:table-row>
        <table:table-row table:style-name="ro1">
          <table:table-cell office:value-type="float" office:value="3349" table:style-name="ce1">
            <text:p>3349</text:p>
          </table:table-cell>
          <table:table-cell office:value-type="float" office:value="5169" table:style-name="ce1">
            <text:p>5169</text:p>
          </table:table-cell>
          <table:table-cell office:value-type="currency" office:value="4000000" table:style-name="ce4">
            <text:p>4 000 000,00 Kč</text:p>
          </table:table-cell>
          <table:table-cell office:value-type="currency" office:value="4000000" table:style-name="ce4">
            <text:p>4 000 000,00 Kč</text:p>
          </table:table-cell>
          <table:table-cell table:number-columns-repeated="16380"/>
        </table:table-row>
        <table:table-row table:style-name="ro1">
          <table:table-cell office:value-type="float" office:value="3349" table:style-name="ce1">
            <text:p>3349</text:p>
          </table:table-cell>
          <table:table-cell office:value-type="float" office:value="5169" table:style-name="ce1">
            <text:p>5169</text:p>
          </table:table-cell>
          <table:table-cell office:value-type="currency" office:value="650000" table:style-name="ce4">
            <text:p>650 000,00 Kč</text:p>
          </table:table-cell>
          <table:table-cell office:value-type="currency" office:value="650000" table:style-name="ce4">
            <text:p>650 000,00 Kč</text:p>
          </table:table-cell>
          <table:table-cell table:number-columns-repeated="16380"/>
        </table:table-row>
        <table:table-row table:style-name="ro1">
          <table:table-cell office:value-type="float" office:value="3349" table:style-name="ce1">
            <text:p>3349</text:p>
          </table:table-cell>
          <table:table-cell office:value-type="float" office:value="5175" table:style-name="ce1">
            <text:p>5175</text:p>
          </table:table-cell>
          <table:table-cell office:value-type="currency" office:value="5000" table:style-name="ce4">
            <text:p>5 000,00 Kč</text:p>
          </table:table-cell>
          <table:table-cell office:value-type="currency" office:value="5000" table:style-name="ce4">
            <text:p>5 000,00 Kč</text:p>
          </table:table-cell>
          <table:table-cell table:number-columns-repeated="16380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float" office:value="5041" table:style-name="ce1">
            <text:p>5041</text:p>
          </table:table-cell>
          <table:table-cell office:value-type="currency" office:value="50000" table:style-name="ce4">
            <text:p>50 000,00 Kč</text:p>
          </table:table-cell>
          <table:table-cell office:value-type="currency" office:value="50000" table:style-name="ce4">
            <text:p>50 000,00 Kč</text:p>
          </table:table-cell>
          <table:table-cell table:number-columns-repeated="16380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float" office:value="5139" table:style-name="ce1">
            <text:p>5139</text:p>
          </table:table-cell>
          <table:table-cell office:value-type="currency" office:value="50000" table:style-name="ce4">
            <text:p>50 000,00 Kč</text:p>
          </table:table-cell>
          <table:table-cell office:value-type="currency" office:value="50000" table:style-name="ce4">
            <text:p>50 000,00 Kč</text:p>
          </table:table-cell>
          <table:table-cell table:number-columns-repeated="16380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float" office:value="5169" table:style-name="ce1">
            <text:p>5169</text:p>
          </table:table-cell>
          <table:table-cell office:value-type="currency" office:value="1725000" table:style-name="ce4">
            <text:p>1 725 000,00 Kč</text:p>
          </table:table-cell>
          <table:table-cell office:value-type="currency" office:value="1725000" table:style-name="ce4">
            <text:p>1 725 000,00 Kč</text:p>
          </table:table-cell>
          <table:table-cell table:number-columns-repeated="16380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float" office:value="5171" table:style-name="ce1">
            <text:p>5171</text:p>
          </table:table-cell>
          <table:table-cell office:value-type="currency" office:value="50000" table:style-name="ce4">
            <text:p>50 000,00 Kč</text:p>
          </table:table-cell>
          <table:table-cell office:value-type="currency" office:value="50000" table:style-name="ce4">
            <text:p>50 000,00 Kč</text:p>
          </table:table-cell>
          <table:table-cell table:number-columns-repeated="16380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float" office:value="5175" table:style-name="ce1">
            <text:p>5175</text:p>
          </table:table-cell>
          <table:table-cell office:value-type="currency" office:value="25000" table:style-name="ce4">
            <text:p>25 000,00 Kč</text:p>
          </table:table-cell>
          <table:table-cell office:value-type="currency" office:value="25000" table:style-name="ce4">
            <text:p>25 000,00 Kč</text:p>
          </table:table-cell>
          <table:table-cell table:number-columns-repeated="16380"/>
        </table:table-row>
        <table:table-row table:style-name="ro1">
          <table:table-cell office:value-type="float" office:value="3392" table:style-name="ce1">
            <text:p>3392</text:p>
          </table:table-cell>
          <table:table-cell office:value-type="float" office:value="5182" table:style-name="ce1">
            <text:p>5182</text:p>
          </table:table-cell>
          <table:table-cell office:value-type="currency" office:value="0" table:style-name="ce4">
            <text:p>0,00 Kč</text:p>
          </table:table-cell>
          <table:table-cell office:value-type="currency" office:value="0" table:style-name="ce4">
            <text:p>0,00 Kč</text:p>
          </table:table-cell>
          <table:table-cell table:number-columns-repeated="16380"/>
        </table:table-row>
        <table:table-row table:style-name="ro1">
          <table:table-cell office:value-type="float" office:value="3399" table:style-name="ce1">
            <text:p>3399</text:p>
          </table:table-cell>
          <table:table-cell office:value-type="float" office:value="5041" table:style-name="ce1">
            <text:p>5041</text:p>
          </table:table-cell>
          <table:table-cell office:value-type="currency" office:value="10000" table:style-name="ce4">
            <text:p>10 000,00 Kč</text:p>
          </table:table-cell>
          <table:table-cell office:value-type="currency" office:value="10000" table:style-name="ce4">
            <text:p>10 000,00 Kč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3399" table:style-name="ce1">
            <text:p>3399</text:p>
          </table:table-cell>
          <table:table-cell office:value-type="float" office:value="5139" table:style-name="ce1">
            <text:p>5139</text:p>
          </table:table-cell>
          <table:table-cell office:value-type="currency" office:value="60000" table:style-name="ce4">
            <text:p>60 000,00 Kč</text:p>
          </table:table-cell>
          <table:table-cell office:value-type="currency" office:value="60000" table:style-name="ce4">
            <text:p>60 000,00 Kč</text:p>
          </table:table-cell>
          <table:table-cell table:number-columns-repeated="16380"/>
        </table:table-row>
        <table:table-row table:style-name="ro1">
          <table:table-cell office:value-type="float" office:value="3399" table:style-name="ce1">
            <text:p>3399</text:p>
          </table:table-cell>
          <table:table-cell office:value-type="float" office:value="5139" table:style-name="ce1">
            <text:p>5139</text:p>
          </table:table-cell>
          <table:table-cell office:value-type="currency" office:value="100000" table:style-name="ce4">
            <text:p>100 000,00 Kč</text:p>
          </table:table-cell>
          <table:table-cell office:value-type="currency" office:value="100000" table:style-name="ce4">
            <text:p>100 000,00 Kč</text:p>
          </table:table-cell>
          <table:table-cell table:number-columns-repeated="16380"/>
        </table:table-row>
        <table:table-row table:style-name="ro1">
          <table:table-cell office:value-type="float" office:value="3399" table:style-name="ce1">
            <text:p>3399</text:p>
          </table:table-cell>
          <table:table-cell office:value-type="float" office:value="5166" table:style-name="ce1">
            <text:p>5166</text:p>
          </table:table-cell>
          <table:table-cell office:value-type="currency" office:value="200000" table:style-name="ce4">
            <text:p>200 000,00 Kč</text:p>
          </table:table-cell>
          <table:table-cell office:value-type="currency" office:value="200000" table:style-name="ce4">
            <text:p>200 000,00 Kč</text:p>
          </table:table-cell>
          <table:table-cell table:number-columns-repeated="16380"/>
        </table:table-row>
        <table:table-row table:style-name="ro1">
          <table:table-cell office:value-type="float" office:value="3399" table:style-name="ce1">
            <text:p>3399</text:p>
          </table:table-cell>
          <table:table-cell office:value-type="float" office:value="5169" table:style-name="ce1">
            <text:p>5169</text:p>
          </table:table-cell>
          <table:table-cell office:value-type="currency" office:value="190000" table:style-name="ce4">
            <text:p>190 000,00 Kč</text:p>
          </table:table-cell>
          <table:table-cell office:value-type="currency" office:value="190000" table:style-name="ce4">
            <text:p>190 000,00 Kč</text:p>
          </table:table-cell>
          <table:table-cell table:number-columns-repeated="16380"/>
        </table:table-row>
        <table:table-row table:style-name="ro1">
          <table:table-cell office:value-type="float" office:value="3399" table:style-name="ce1">
            <text:p>3399</text:p>
          </table:table-cell>
          <table:table-cell office:value-type="float" office:value="5169" table:style-name="ce1">
            <text:p>5169</text:p>
          </table:table-cell>
          <table:table-cell office:value-type="currency" office:value="141000" table:style-name="ce4">
            <text:p>141 000,00 Kč</text:p>
          </table:table-cell>
          <table:table-cell office:value-type="currency" office:value="141000" table:style-name="ce4">
            <text:p>141 000,00 Kč</text:p>
          </table:table-cell>
          <table:table-cell table:number-columns-repeated="16380"/>
        </table:table-row>
        <table:table-row table:style-name="ro1">
          <table:table-cell office:value-type="float" office:value="3399" table:style-name="ce1">
            <text:p>3399</text:p>
          </table:table-cell>
          <table:table-cell office:value-type="float" office:value="5175" table:style-name="ce1">
            <text:p>5175</text:p>
          </table:table-cell>
          <table:table-cell office:value-type="currency" office:value="40000" table:style-name="ce4">
            <text:p>40 000,00 Kč</text:p>
          </table:table-cell>
          <table:table-cell office:value-type="currency" office:value="40000" table:style-name="ce4">
            <text:p>40 000,00 Kč</text:p>
          </table:table-cell>
          <table:table-cell table:number-columns-repeated="16380"/>
        </table:table-row>
        <table:table-row table:style-name="ro1">
          <table:table-cell office:value-type="float" office:value="3399" table:style-name="ce1">
            <text:p>3399</text:p>
          </table:table-cell>
          <table:table-cell office:value-type="float" office:value="5194" table:style-name="ce1">
            <text:p>5194</text:p>
          </table:table-cell>
          <table:table-cell office:value-type="currency" office:value="150000" table:style-name="ce4">
            <text:p>150 000,00 Kč</text:p>
          </table:table-cell>
          <table:table-cell office:value-type="currency" office:value="150000" table:style-name="ce4">
            <text:p>150 000,00 Kč</text:p>
          </table:table-cell>
          <table:table-cell table:number-columns-repeated="16380"/>
        </table:table-row>
        <table:table-row table:style-name="ro1">
          <table:table-cell office:value-type="float" office:value="3419" table:style-name="ce1">
            <text:p>3419</text:p>
          </table:table-cell>
          <table:table-cell office:value-type="float" office:value="5222" table:style-name="ce1">
            <text:p>5222</text:p>
          </table:table-cell>
          <table:table-cell office:value-type="currency" office:value="0" table:style-name="ce4">
            <text:p>0,00 Kč</text:p>
          </table:table-cell>
          <table:table-cell office:value-type="currency" office:value="4010700" table:style-name="ce4">
            <text:p>4 010 700,00 Kč</text:p>
          </table:table-cell>
          <table:table-cell table:number-columns-repeated="16380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float" office:value="5041" table:style-name="ce1">
            <text:p>5041</text:p>
          </table:table-cell>
          <table:table-cell office:value-type="currency" office:value="120000" table:style-name="ce4">
            <text:p>120 000,00 Kč</text:p>
          </table:table-cell>
          <table:table-cell office:value-type="currency" office:value="120000" table:style-name="ce4">
            <text:p>120 000,00 Kč</text:p>
          </table:table-cell>
          <table:table-cell table:number-columns-repeated="16380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float" office:value="5139" table:style-name="ce1">
            <text:p>5139</text:p>
          </table:table-cell>
          <table:table-cell office:value-type="currency" office:value="90000" table:style-name="ce4">
            <text:p>90 000,00 Kč</text:p>
          </table:table-cell>
          <table:table-cell office:value-type="currency" office:value="90000" table:style-name="ce4">
            <text:p>90 000,00 Kč</text:p>
          </table:table-cell>
          <table:table-cell table:number-columns-repeated="16380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float" office:value="5164" table:style-name="ce1">
            <text:p>5164</text:p>
          </table:table-cell>
          <table:table-cell office:value-type="currency" office:value="10000" table:style-name="ce4">
            <text:p>10 000,00 Kč</text:p>
          </table:table-cell>
          <table:table-cell office:value-type="currency" office:value="10000" table:style-name="ce4">
            <text:p>10 000,00 Kč</text:p>
          </table:table-cell>
          <table:table-cell table:number-columns-repeated="16380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float" office:value="5169" table:style-name="ce1">
            <text:p>5169</text:p>
          </table:table-cell>
          <table:table-cell office:value-type="currency" office:value="1550000" table:style-name="ce4">
            <text:p>1 550 000,00 Kč</text:p>
          </table:table-cell>
          <table:table-cell office:value-type="currency" office:value="1550000" table:style-name="ce4">
            <text:p>1 550 000,00 Kč</text:p>
          </table:table-cell>
          <table:table-cell table:number-columns-repeated="16380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float" office:value="5169" table:style-name="ce1">
            <text:p>5169</text:p>
          </table:table-cell>
          <table:table-cell office:value-type="currency" office:value="200000" table:style-name="ce4">
            <text:p>200 000,00 Kč</text:p>
          </table:table-cell>
          <table:table-cell office:value-type="currency" office:value="200000" table:style-name="ce4">
            <text:p>200 000,00 Kč</text:p>
          </table:table-cell>
          <table:table-cell table:number-columns-repeated="16380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float" office:value="5171" table:style-name="ce1">
            <text:p>5171</text:p>
          </table:table-cell>
          <table:table-cell office:value-type="currency" office:value="200000" table:style-name="ce4">
            <text:p>200 000,00 Kč</text:p>
          </table:table-cell>
          <table:table-cell office:value-type="currency" office:value="200000" table:style-name="ce4">
            <text:p>200 000,00 Kč</text:p>
          </table:table-cell>
          <table:table-cell table:number-columns-repeated="16380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float" office:value="5175" table:style-name="ce1">
            <text:p>5175</text:p>
          </table:table-cell>
          <table:table-cell office:value-type="currency" office:value="30000" table:style-name="ce4">
            <text:p>30 000,00 Kč</text:p>
          </table:table-cell>
          <table:table-cell office:value-type="currency" office:value="30000" table:style-name="ce4">
            <text:p>30 000,00 Kč</text:p>
          </table:table-cell>
          <table:table-cell table:number-columns-repeated="16380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float" office:value="5194" table:style-name="ce1">
            <text:p>5194</text:p>
          </table:table-cell>
          <table:table-cell office:value-type="currency" office:value="50000" table:style-name="ce4">
            <text:p>50 000,00 Kč</text:p>
          </table:table-cell>
          <table:table-cell office:value-type="currency" office:value="50000" table:style-name="ce4">
            <text:p>50 000,00 Kč</text:p>
          </table:table-cell>
          <table:table-cell table:number-columns-repeated="16380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float" office:value="5331" table:style-name="ce1">
            <text:p>5331</text:p>
          </table:table-cell>
          <table:table-cell office:value-type="currency" office:value="7000000" table:style-name="ce4">
            <text:p>7 000 000,00 Kč</text:p>
          </table:table-cell>
          <table:table-cell office:value-type="currency" office:value="7000000" table:style-name="ce4">
            <text:p>7 000 000,00 Kč</text:p>
          </table:table-cell>
          <table:table-cell table:number-columns-repeated="16380"/>
        </table:table-row>
        <table:table-row table:style-name="ro1">
          <table:table-cell office:value-type="float" office:value="3421" table:style-name="ce1">
            <text:p>3421</text:p>
          </table:table-cell>
          <table:table-cell office:value-type="float" office:value="5336" table:style-name="ce1">
            <text:p>5336</text:p>
          </table:table-cell>
          <table:table-cell office:value-type="currency" office:value="0" table:style-name="ce4">
            <text:p>0,00 Kč</text:p>
          </table:table-cell>
          <table:table-cell office:value-type="currency" office:value="68000" table:style-name="ce4">
            <text:p>68 000,00 Kč</text:p>
          </table:table-cell>
          <table:table-cell table:number-columns-repeated="16380"/>
        </table:table-row>
        <table:table-row table:style-name="ro1">
          <table:table-cell office:value-type="float" office:value="3511" table:style-name="ce1">
            <text:p>3511</text:p>
          </table:table-cell>
          <table:table-cell office:value-type="float" office:value="5429" table:style-name="ce1">
            <text:p>5429</text:p>
          </table:table-cell>
          <table:table-cell office:value-type="currency" office:value="8000" table:style-name="ce4">
            <text:p>8 000,00 Kč</text:p>
          </table:table-cell>
          <table:table-cell office:value-type="currency" office:value="8000" table:style-name="ce4">
            <text:p>8 000,00 Kč</text:p>
          </table:table-cell>
          <table:table-cell table:number-columns-repeated="16380"/>
        </table:table-row>
        <table:table-row table:style-name="ro1">
          <table:table-cell office:value-type="float" office:value="3523" table:style-name="ce1">
            <text:p>3523</text:p>
          </table:table-cell>
          <table:table-cell office:value-type="float" office:value="5331" table:style-name="ce1">
            <text:p>5331</text:p>
          </table:table-cell>
          <table:table-cell office:value-type="currency" office:value="18500000" table:style-name="ce4">
            <text:p>18 500 000,00 Kč</text:p>
          </table:table-cell>
          <table:table-cell office:value-type="currency" office:value="18500000" table:style-name="ce4">
            <text:p>18 500 000,00 Kč</text:p>
          </table:table-cell>
          <table:table-cell table:number-columns-repeated="16380"/>
        </table:table-row>
        <table:table-row table:style-name="ro1">
          <table:table-cell office:value-type="float" office:value="3523" table:style-name="ce1">
            <text:p>3523</text:p>
          </table:table-cell>
          <table:table-cell office:value-type="float" office:value="5336" table:style-name="ce1">
            <text:p>5336</text:p>
          </table:table-cell>
          <table:table-cell office:value-type="currency" office:value="0" table:style-name="ce4">
            <text:p>0,00 Kč</text:p>
          </table:table-cell>
          <table:table-cell office:value-type="currency" office:value="1721000" table:style-name="ce4">
            <text:p>1 721 000,00 Kč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3523" table:style-name="ce1">
            <text:p>3523</text:p>
          </table:table-cell>
          <table:table-cell office:value-type="float" office:value="6121" table:style-name="ce1">
            <text:p>6121</text:p>
          </table:table-cell>
          <table:table-cell office:value-type="currency" office:value="7063000" table:style-name="ce5">
            <text:p>7 063 000,00 Kč</text:p>
          </table:table-cell>
          <table:table-cell office:value-type="currency" office:value="7063000" table:style-name="ce5">
            <text:p>7 063 000,00 Kč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3539" table:style-name="ce1">
            <text:p>3539</text:p>
          </table:table-cell>
          <table:table-cell office:value-type="float" office:value="6121" table:style-name="ce1">
            <text:p>6121</text:p>
          </table:table-cell>
          <table:table-cell office:value-type="currency" office:value="30500000" table:style-name="ce5">
            <text:p>30 500 000,00 Kč</text:p>
          </table:table-cell>
          <table:table-cell office:value-type="currency" office:value="30500000" table:style-name="ce5">
            <text:p>30 500 000,00 Kč</text:p>
          </table:table-cell>
          <table:table-cell table:number-columns-repeated="16380"/>
        </table:table-row>
        <table:table-row table:style-name="ro1">
          <table:table-cell office:value-type="float" office:value="3541" table:style-name="ce1">
            <text:p>3541</text:p>
          </table:table-cell>
          <table:table-cell office:value-type="float" office:value="5139" table:style-name="ce1">
            <text:p>5139</text:p>
          </table:table-cell>
          <table:table-cell office:value-type="currency" office:value="25000" table:style-name="ce4">
            <text:p>25 000,00 Kč</text:p>
          </table:table-cell>
          <table:table-cell office:value-type="currency" office:value="25000" table:style-name="ce4">
            <text:p>25 000,00 Kč</text:p>
          </table:table-cell>
          <table:table-cell table:number-columns-repeated="16380"/>
        </table:table-row>
        <table:table-row table:style-name="ro1">
          <table:table-cell office:value-type="float" office:value="3541" table:style-name="ce1">
            <text:p>3541</text:p>
          </table:table-cell>
          <table:table-cell office:value-type="float" office:value="5167" table:style-name="ce1">
            <text:p>5167</text:p>
          </table:table-cell>
          <table:table-cell office:value-type="currency" office:value="50000" table:style-name="ce4">
            <text:p>50 000,00 Kč</text:p>
          </table:table-cell>
          <table:table-cell office:value-type="currency" office:value="50000" table:style-name="ce4">
            <text:p>50 000,00 Kč</text:p>
          </table:table-cell>
          <table:table-cell table:number-columns-repeated="16380"/>
        </table:table-row>
        <table:table-row table:style-name="ro1">
          <table:table-cell office:value-type="float" office:value="3541" table:style-name="ce1">
            <text:p>3541</text:p>
          </table:table-cell>
          <table:table-cell office:value-type="float" office:value="5169" table:style-name="ce1">
            <text:p>5169</text:p>
          </table:table-cell>
          <table:table-cell office:value-type="currency" office:value="300000" table:style-name="ce4">
            <text:p>300 000,00 Kč</text:p>
          </table:table-cell>
          <table:table-cell office:value-type="currency" office:value="300000" table:style-name="ce4">
            <text:p>300 000,00 Kč</text:p>
          </table:table-cell>
          <table:table-cell table:number-columns-repeated="16380"/>
        </table:table-row>
        <table:table-row table:style-name="ro1">
          <table:table-cell office:value-type="float" office:value="3541" table:style-name="ce1">
            <text:p>3541</text:p>
          </table:table-cell>
          <table:table-cell office:value-type="float" office:value="5194" table:style-name="ce1">
            <text:p>5194</text:p>
          </table:table-cell>
          <table:table-cell office:value-type="currency" office:value="5000" table:style-name="ce4">
            <text:p>5 000,00 Kč</text:p>
          </table:table-cell>
          <table:table-cell office:value-type="currency" office:value="5000" table:style-name="ce4">
            <text:p>5 000,00 Kč</text:p>
          </table:table-cell>
          <table:table-cell table:number-columns-repeated="16380"/>
        </table:table-row>
        <table:table-row table:style-name="ro1">
          <table:table-cell office:value-type="float" office:value="3544" table:style-name="ce1">
            <text:p>3544</text:p>
          </table:table-cell>
          <table:table-cell office:value-type="float" office:value="5336" table:style-name="ce1">
            <text:p>5336</text:p>
          </table:table-cell>
          <table:table-cell office:value-type="currency" office:value="0" table:style-name="ce4">
            <text:p>0,00 Kč</text:p>
          </table:table-cell>
          <table:table-cell office:value-type="currency" office:value="64599.999999999993" table:style-name="ce4">
            <text:p>64 600,00 Kč</text:p>
          </table:table-cell>
          <table:table-cell table:number-columns-repeated="16380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float" office:value="6121" table:style-name="ce1">
            <text:p>6121</text:p>
          </table:table-cell>
          <table:table-cell office:value-type="currency" office:value="1560000" table:style-name="ce5">
            <text:p>1 560 000,00 Kč</text:p>
          </table:table-cell>
          <table:table-cell office:value-type="currency" office:value="1560000" table:style-name="ce5">
            <text:p>1 560 000,00 Kč</text:p>
          </table:table-cell>
          <table:table-cell table:number-columns-repeated="16380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float" office:value="6121" table:style-name="ce1">
            <text:p>6121</text:p>
          </table:table-cell>
          <table:table-cell office:value-type="currency" office:value="2172000" table:style-name="ce5">
            <text:p>2 172 000,00 Kč</text:p>
          </table:table-cell>
          <table:table-cell office:value-type="currency" office:value="2172000" table:style-name="ce5">
            <text:p>2 172 000,00 Kč</text:p>
          </table:table-cell>
          <table:table-cell table:number-columns-repeated="16380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float" office:value="6121" table:style-name="ce1">
            <text:p>6121</text:p>
          </table:table-cell>
          <table:table-cell office:value-type="currency" office:value="2980000" table:style-name="ce5">
            <text:p>2 980 000,00 Kč</text:p>
          </table:table-cell>
          <table:table-cell office:value-type="currency" office:value="106900" table:style-name="ce5">
            <text:p>106 900,00 Kč</text:p>
          </table:table-cell>
          <table:table-cell table:number-columns-repeated="16380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float" office:value="6121" table:style-name="ce1">
            <text:p>6121</text:p>
          </table:table-cell>
          <table:table-cell office:value-type="currency" office:value="2110000" table:style-name="ce5">
            <text:p>2 110 000,00 Kč</text:p>
          </table:table-cell>
          <table:table-cell office:value-type="currency" office:value="2110000" table:style-name="ce5">
            <text:p>2 110 000,00 Kč</text:p>
          </table:table-cell>
          <table:table-cell table:number-columns-repeated="16380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float" office:value="6121" table:style-name="ce1">
            <text:p>6121</text:p>
          </table:table-cell>
          <table:table-cell office:value-type="currency" office:value="1169000" table:style-name="ce5">
            <text:p>1 169 000,00 Kč</text:p>
          </table:table-cell>
          <table:table-cell office:value-type="currency" office:value="1169000" table:style-name="ce5">
            <text:p>1 169 000,00 Kč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3612" table:style-name="ce1">
            <text:p>3612</text:p>
          </table:table-cell>
          <table:table-cell office:value-type="float" office:value="6121" table:style-name="ce1">
            <text:p>6121</text:p>
          </table:table-cell>
          <table:table-cell office:value-type="currency" office:value="1927000" table:style-name="ce5">
            <text:p>1 927 000,00 Kč</text:p>
          </table:table-cell>
          <table:table-cell office:value-type="currency" office:value="1927000" table:style-name="ce5">
            <text:p>1 927 000,00 Kč</text:p>
          </table:table-cell>
          <table:table-cell table:number-columns-repeated="16380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float" office:value="6121" table:style-name="ce1">
            <text:p>6121</text:p>
          </table:table-cell>
          <table:table-cell office:value-type="currency" office:value="5817000" table:style-name="ce5">
            <text:p>5 817 000,00 Kč</text:p>
          </table:table-cell>
          <table:table-cell office:value-type="currency" office:value="5817000" table:style-name="ce5">
            <text:p>5 817 000,00 Kč</text:p>
          </table:table-cell>
          <table:table-cell table:number-columns-repeated="16380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float" office:value="6121" table:style-name="ce1">
            <text:p>6121</text:p>
          </table:table-cell>
          <table:table-cell office:value-type="currency" office:value="1994000" table:style-name="ce5">
            <text:p>1 994 000,00 Kč</text:p>
          </table:table-cell>
          <table:table-cell office:value-type="currency" office:value="1994000" table:style-name="ce5">
            <text:p>1 994 000,00 Kč</text:p>
          </table:table-cell>
          <table:table-cell table:number-columns-repeated="16380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float" office:value="6121" table:style-name="ce1">
            <text:p>6121</text:p>
          </table:table-cell>
          <table:table-cell office:value-type="currency" office:value="2227000" table:style-name="ce5">
            <text:p>2 227 000,00 Kč</text:p>
          </table:table-cell>
          <table:table-cell office:value-type="currency" office:value="2227000" table:style-name="ce5">
            <text:p>2 227 000,00 Kč</text:p>
          </table:table-cell>
          <table:table-cell table:number-columns-repeated="16380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float" office:value="6121" table:style-name="ce1">
            <text:p>6121</text:p>
          </table:table-cell>
          <table:table-cell office:value-type="currency" office:value="3358000" table:style-name="ce5">
            <text:p>3 358 000,00 Kč</text:p>
          </table:table-cell>
          <table:table-cell office:value-type="currency" office:value="3358000" table:style-name="ce5">
            <text:p>3 358 000,00 Kč</text:p>
          </table:table-cell>
          <table:table-cell table:number-columns-repeated="16380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float" office:value="6121" table:style-name="ce1">
            <text:p>6121</text:p>
          </table:table-cell>
          <table:table-cell office:value-type="currency" office:value="2429000" table:style-name="ce5">
            <text:p>2 429 000,00 Kč</text:p>
          </table:table-cell>
          <table:table-cell office:value-type="currency" office:value="2429000" table:style-name="ce5">
            <text:p>2 429 000,00 Kč</text:p>
          </table:table-cell>
          <table:table-cell table:number-columns-repeated="16380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float" office:value="6121" table:style-name="ce1">
            <text:p>6121</text:p>
          </table:table-cell>
          <table:table-cell office:value-type="currency" office:value="9495000" table:style-name="ce5">
            <text:p>9 495 000,00 Kč</text:p>
          </table:table-cell>
          <table:table-cell office:value-type="currency" office:value="9495000" table:style-name="ce5">
            <text:p>9 495 000,00 Kč</text:p>
          </table:table-cell>
          <table:table-cell table:number-columns-repeated="16380"/>
        </table:table-row>
        <table:table-row table:style-name="ro1">
          <table:table-cell office:value-type="float" office:value="3612" table:style-name="ce1">
            <text:p>3612</text:p>
          </table:table-cell>
          <table:table-cell office:value-type="float" office:value="6121" table:style-name="ce1">
            <text:p>6121</text:p>
          </table:table-cell>
          <table:table-cell office:value-type="currency" office:value="39165000" table:style-name="ce5">
            <text:p>39 165 000,00 Kč</text:p>
          </table:table-cell>
          <table:table-cell office:value-type="currency" office:value="36291900" table:style-name="ce5">
            <text:p>36 291 900,00 Kč</text:p>
          </table:table-cell>
          <table:table-cell table:number-columns-repeated="16380"/>
        </table:table-row>
        <table:table-row table:style-name="ro1">
          <table:table-cell office:value-type="float" office:value="3613" table:style-name="ce1">
            <text:p>3613</text:p>
          </table:table-cell>
          <table:table-cell office:value-type="float" office:value="5137" table:style-name="ce1">
            <text:p>5137</text:p>
          </table:table-cell>
          <table:table-cell office:value-type="currency" office:value="700000" table:style-name="ce4">
            <text:p>700 000,00 Kč</text:p>
          </table:table-cell>
          <table:table-cell office:value-type="currency" office:value="700000" table:style-name="ce4">
            <text:p>700 000,00 Kč</text:p>
          </table:table-cell>
          <table:table-cell table:number-columns-repeated="16380"/>
        </table:table-row>
        <table:table-row table:style-name="ro1">
          <table:table-cell office:value-type="float" office:value="3613" table:style-name="ce1">
            <text:p>3613</text:p>
          </table:table-cell>
          <table:table-cell office:value-type="float" office:value="6121" table:style-name="ce1">
            <text:p>6121</text:p>
          </table:table-cell>
          <table:table-cell office:value-type="currency" office:value="3476000" table:style-name="ce5">
            <text:p>3 476 000,00 Kč</text:p>
          </table:table-cell>
          <table:table-cell office:value-type="currency" office:value="3476000" table:style-name="ce5">
            <text:p>3 476 000,00 Kč</text:p>
          </table:table-cell>
          <table:table-cell table:number-columns-repeated="16380"/>
        </table:table-row>
        <table:table-row table:style-name="ro1">
          <table:table-cell office:value-type="float" office:value="3613" table:style-name="ce1">
            <text:p>3613</text:p>
          </table:table-cell>
          <table:table-cell office:value-type="float" office:value="6121" table:style-name="ce1">
            <text:p>6121</text:p>
          </table:table-cell>
          <table:table-cell office:value-type="currency" office:value="8756000" table:style-name="ce5">
            <text:p>8 756 000,00 Kč</text:p>
          </table:table-cell>
          <table:table-cell office:value-type="currency" office:value="7748700" table:style-name="ce5">
            <text:p>7 748 700,00 Kč</text:p>
          </table:table-cell>
          <table:table-cell table:number-columns-repeated="16380"/>
        </table:table-row>
        <table:table-row table:style-name="ro1">
          <table:table-cell office:value-type="float" office:value="3613" table:style-name="ce1">
            <text:p>3613</text:p>
          </table:table-cell>
          <table:table-cell office:value-type="float" office:value="6121" table:style-name="ce1">
            <text:p>6121</text:p>
          </table:table-cell>
          <table:table-cell office:value-type="currency" office:value="7356000" table:style-name="ce5">
            <text:p>7 356 000,00 Kč</text:p>
          </table:table-cell>
          <table:table-cell office:value-type="currency" office:value="7356000" table:style-name="ce5">
            <text:p>7 356 000,00 Kč</text:p>
          </table:table-cell>
          <table:table-cell table:number-columns-repeated="16380"/>
        </table:table-row>
        <table:table-row table:style-name="ro1">
          <table:table-cell office:value-type="float" office:value="3613" table:style-name="ce1">
            <text:p>3613</text:p>
          </table:table-cell>
          <table:table-cell office:value-type="float" office:value="6121" table:style-name="ce1">
            <text:p>6121</text:p>
          </table:table-cell>
          <table:table-cell office:value-type="currency" office:value="1815000" table:style-name="ce5">
            <text:p>1 815 000,00 Kč</text:p>
          </table:table-cell>
          <table:table-cell office:value-type="currency" office:value="1815000" table:style-name="ce5">
            <text:p>1 815 000,00 Kč</text:p>
          </table:table-cell>
          <table:table-cell table:number-columns-repeated="16380"/>
        </table:table-row>
        <table:table-row table:style-name="ro1">
          <table:table-cell office:value-type="float" office:value="3613" table:style-name="ce1">
            <text:p>3613</text:p>
          </table:table-cell>
          <table:table-cell office:value-type="float" office:value="6121" table:style-name="ce1">
            <text:p>6121</text:p>
          </table:table-cell>
          <table:table-cell office:value-type="currency" office:value="1317000" table:style-name="ce5">
            <text:p>1 317 000,00 Kč</text:p>
          </table:table-cell>
          <table:table-cell office:value-type="currency" office:value="1317000" table:style-name="ce5">
            <text:p>1 317 000,00 Kč</text:p>
          </table:table-cell>
          <table:table-cell table:number-columns-repeated="16380"/>
        </table:table-row>
        <table:table-row table:style-name="ro1">
          <table:table-cell office:value-type="float" office:value="3613" table:style-name="ce1">
            <text:p>3613</text:p>
          </table:table-cell>
          <table:table-cell office:value-type="float" office:value="6121" table:style-name="ce1">
            <text:p>6121</text:p>
          </table:table-cell>
          <table:table-cell office:value-type="currency" office:value="5362000" table:style-name="ce5">
            <text:p>5 362 000,00 Kč</text:p>
          </table:table-cell>
          <table:table-cell office:value-type="currency" office:value="5362000" table:style-name="ce5">
            <text:p>5 362 000,00 Kč</text:p>
          </table:table-cell>
          <table:table-cell table:number-columns-repeated="16380"/>
        </table:table-row>
        <table:table-row table:style-name="ro1">
          <table:table-cell office:value-type="float" office:value="3613" table:style-name="ce1">
            <text:p>3613</text:p>
          </table:table-cell>
          <table:table-cell office:value-type="float" office:value="6121" table:style-name="ce1">
            <text:p>6121</text:p>
          </table:table-cell>
          <table:table-cell office:value-type="currency" office:value="4451000" table:style-name="ce5">
            <text:p>4 451 000,00 Kč</text:p>
          </table:table-cell>
          <table:table-cell office:value-type="currency" office:value="4451000" table:style-name="ce5">
            <text:p>4 451 000,00 Kč</text:p>
          </table:table-cell>
          <table:table-cell table:number-columns-repeated="16380"/>
        </table:table-row>
        <table:table-row table:style-name="ro1">
          <table:table-cell office:value-type="float" office:value="3613" table:style-name="ce1">
            <text:p>3613</text:p>
          </table:table-cell>
          <table:table-cell office:value-type="float" office:value="6121" table:style-name="ce1">
            <text:p>6121</text:p>
          </table:table-cell>
          <table:table-cell office:value-type="currency" office:value="503000" table:style-name="ce5">
            <text:p>503 000,00 Kč</text:p>
          </table:table-cell>
          <table:table-cell office:value-type="currency" office:value="503000" table:style-name="ce5">
            <text:p>503 000,00 Kč</text:p>
          </table:table-cell>
          <table:table-cell table:number-columns-repeated="16380"/>
        </table:table-row>
        <table:table-row table:style-name="ro1">
          <table:table-cell office:value-type="float" office:value="3613" table:style-name="ce1">
            <text:p>3613</text:p>
          </table:table-cell>
          <table:table-cell office:value-type="float" office:value="6121" table:style-name="ce1">
            <text:p>6121</text:p>
          </table:table-cell>
          <table:table-cell office:value-type="currency" office:value="1720000" table:style-name="ce5">
            <text:p>1 720 000,00 Kč</text:p>
          </table:table-cell>
          <table:table-cell office:value-type="currency" office:value="1720000" table:style-name="ce5">
            <text:p>1 720 000,00 Kč</text:p>
          </table:table-cell>
          <table:table-cell table:number-columns-repeated="16380"/>
        </table:table-row>
        <table:table-row table:style-name="ro1">
          <table:table-cell office:value-type="float" office:value="3613" table:style-name="ce1">
            <text:p>3613</text:p>
          </table:table-cell>
          <table:table-cell office:value-type="float" office:value="6121" table:style-name="ce1">
            <text:p>6121</text:p>
          </table:table-cell>
          <table:table-cell office:value-type="currency" office:value="34756000" table:style-name="ce5">
            <text:p>34 756 000,00 Kč</text:p>
          </table:table-cell>
          <table:table-cell office:value-type="currency" office:value="33748700" table:style-name="ce5">
            <text:p>33 748 700,00 Kč</text:p>
          </table:table-cell>
          <table:table-cell table:number-columns-repeated="16380"/>
        </table:table-row>
        <table:table-row table:style-name="ro1">
          <table:table-cell office:value-type="float" office:value="3632" table:style-name="ce1">
            <text:p>3632</text:p>
          </table:table-cell>
          <table:table-cell office:value-type="float" office:value="5192" table:style-name="ce1">
            <text:p>5192</text:p>
          </table:table-cell>
          <table:table-cell office:value-type="currency" office:value="450000" table:style-name="ce4">
            <text:p>450 000,00 Kč</text:p>
          </table:table-cell>
          <table:table-cell office:value-type="currency" office:value="450000" table:style-name="ce4">
            <text:p>450 000,00 Kč</text:p>
          </table:table-cell>
          <table:table-cell table:number-columns-repeated="16380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float" office:value="5137" table:style-name="ce1">
            <text:p>5137</text:p>
          </table:table-cell>
          <table:table-cell office:value-type="currency" office:value="20000" table:style-name="ce4">
            <text:p>20 000,00 Kč</text:p>
          </table:table-cell>
          <table:table-cell office:value-type="currency" office:value="20000" table:style-name="ce4">
            <text:p>20 000,00 Kč</text:p>
          </table:table-cell>
          <table:table-cell table:number-columns-repeated="16380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float" office:value="5137" table:style-name="ce1">
            <text:p>5137</text:p>
          </table:table-cell>
          <table:table-cell office:value-type="currency" office:value="150000" table:style-name="ce4">
            <text:p>150 000,00 Kč</text:p>
          </table:table-cell>
          <table:table-cell office:value-type="currency" office:value="150000" table:style-name="ce4">
            <text:p>150 000,00 Kč</text:p>
          </table:table-cell>
          <table:table-cell table:number-columns-repeated="16380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float" office:value="5139" table:style-name="ce1">
            <text:p>5139</text:p>
          </table:table-cell>
          <table:table-cell office:value-type="currency" office:value="10000" table:style-name="ce4">
            <text:p>10 000,00 Kč</text:p>
          </table:table-cell>
          <table:table-cell office:value-type="currency" office:value="10000" table:style-name="ce4">
            <text:p>10 000,00 Kč</text:p>
          </table:table-cell>
          <table:table-cell table:number-columns-repeated="16380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float" office:value="5139" table:style-name="ce1">
            <text:p>5139</text:p>
          </table:table-cell>
          <table:table-cell office:value-type="currency" office:value="100000" table:style-name="ce4">
            <text:p>100 000,00 Kč</text:p>
          </table:table-cell>
          <table:table-cell office:value-type="currency" office:value="100000" table:style-name="ce4">
            <text:p>100 000,00 Kč</text:p>
          </table:table-cell>
          <table:table-cell table:number-columns-repeated="16380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float" office:value="5164" table:style-name="ce1">
            <text:p>5164</text:p>
          </table:table-cell>
          <table:table-cell office:value-type="currency" office:value="150000" table:style-name="ce4">
            <text:p>150 000,00 Kč</text:p>
          </table:table-cell>
          <table:table-cell office:value-type="currency" office:value="150000" table:style-name="ce4">
            <text:p>150 000,00 Kč</text:p>
          </table:table-cell>
          <table:table-cell table:number-columns-repeated="16380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float" office:value="5166" table:style-name="ce1">
            <text:p>5166</text:p>
          </table:table-cell>
          <table:table-cell office:value-type="currency" office:value="350000" table:style-name="ce4">
            <text:p>350 000,00 Kč</text:p>
          </table:table-cell>
          <table:table-cell office:value-type="currency" office:value="350000" table:style-name="ce4">
            <text:p>350 000,00 Kč</text:p>
          </table:table-cell>
          <table:table-cell table:number-columns-repeated="16380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float" office:value="5166" table:style-name="ce1">
            <text:p>5166</text:p>
          </table:table-cell>
          <table:table-cell office:value-type="currency" office:value="5100000" table:style-name="ce4">
            <text:p>5 100 000,00 Kč</text:p>
          </table:table-cell>
          <table:table-cell office:value-type="currency" office:value="5100000" table:style-name="ce4">
            <text:p>5 100 000,00 Kč</text:p>
          </table:table-cell>
          <table:table-cell table:number-columns-repeated="16380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float" office:value="5168" table:style-name="ce1">
            <text:p>5168</text:p>
          </table:table-cell>
          <table:table-cell office:value-type="currency" office:value="260000" table:style-name="ce4">
            <text:p>260 000,00 Kč</text:p>
          </table:table-cell>
          <table:table-cell office:value-type="currency" office:value="260000" table:style-name="ce4">
            <text:p>260 000,00 Kč</text:p>
          </table:table-cell>
          <table:table-cell table:number-columns-repeated="16380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float" office:value="5169" table:style-name="ce1">
            <text:p>5169</text:p>
          </table:table-cell>
          <table:table-cell office:value-type="currency" office:value="20000" table:style-name="ce4">
            <text:p>20 000,00 Kč</text:p>
          </table:table-cell>
          <table:table-cell office:value-type="currency" office:value="20000" table:style-name="ce4">
            <text:p>20 000,00 Kč</text:p>
          </table:table-cell>
          <table:table-cell table:number-columns-repeated="16380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float" office:value="5169" table:style-name="ce1">
            <text:p>5169</text:p>
          </table:table-cell>
          <table:table-cell office:value-type="currency" office:value="990000" table:style-name="ce4">
            <text:p>990 000,00 Kč</text:p>
          </table:table-cell>
          <table:table-cell office:value-type="currency" office:value="1258800" table:style-name="ce4">
            <text:p>1 258 800,00 Kč</text:p>
          </table:table-cell>
          <table:table-cell table:number-columns-repeated="16380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float" office:value="5175" table:style-name="ce1">
            <text:p>5175</text:p>
          </table:table-cell>
          <table:table-cell office:value-type="currency" office:value="50000" table:style-name="ce4">
            <text:p>50 000,00 Kč</text:p>
          </table:table-cell>
          <table:table-cell office:value-type="currency" office:value="50000" table:style-name="ce4">
            <text:p>50 000,00 Kč</text:p>
          </table:table-cell>
          <table:table-cell table:number-columns-repeated="16380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float" office:value="5222" table:style-name="ce1">
            <text:p>5222</text:p>
          </table:table-cell>
          <table:table-cell office:value-type="currency" office:value="500000" table:style-name="ce4">
            <text:p>500 000,00 Kč</text:p>
          </table:table-cell>
          <table:table-cell office:value-type="currency" office:value="500000" table:style-name="ce4">
            <text:p>500 000,00 Kč</text:p>
          </table:table-cell>
          <table:table-cell table:number-columns-repeated="16380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float" office:value="5229" table:style-name="ce1">
            <text:p>5229</text:p>
          </table:table-cell>
          <table:table-cell office:value-type="currency" office:value="99000" table:style-name="ce4">
            <text:p>99 000,00 Kč</text:p>
          </table:table-cell>
          <table:table-cell office:value-type="currency" office:value="99000" table:style-name="ce4">
            <text:p>99 000,00 Kč</text:p>
          </table:table-cell>
          <table:table-cell table:number-columns-repeated="16380"/>
        </table:table-row>
        <table:table-row table:style-name="ro1">
          <table:table-cell office:value-type="float" office:value="3635" table:style-name="ce1">
            <text:p>3635</text:p>
          </table:table-cell>
          <table:table-cell office:value-type="float" office:value="5363" table:style-name="ce1">
            <text:p>5363</text:p>
          </table:table-cell>
          <table:table-cell office:value-type="currency" office:value="100000" table:style-name="ce4">
            <text:p>100 000,00 Kč</text:p>
          </table:table-cell>
          <table:table-cell office:value-type="currency" office:value="100000" table:style-name="ce4">
            <text:p>100 000,00 Kč</text:p>
          </table:table-cell>
          <table:table-cell table:number-columns-repeated="16380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5151" table:style-name="ce1">
            <text:p>5151</text:p>
          </table:table-cell>
          <table:table-cell office:value-type="currency" office:value="20000" table:style-name="ce4">
            <text:p>20 000,00 Kč</text:p>
          </table:table-cell>
          <table:table-cell office:value-type="currency" office:value="20000" table:style-name="ce4">
            <text:p>20 000,00 Kč</text:p>
          </table:table-cell>
          <table:table-cell table:number-columns-repeated="16380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5154" table:style-name="ce1">
            <text:p>5154</text:p>
          </table:table-cell>
          <table:table-cell office:value-type="currency" office:value="1000000" table:style-name="ce4">
            <text:p>1 000 000,00 Kč</text:p>
          </table:table-cell>
          <table:table-cell office:value-type="currency" office:value="1500000" table:style-name="ce4">
            <text:p>1 500 000,00 Kč</text:p>
          </table:table-cell>
          <table:table-cell table:number-columns-repeated="16380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5163" table:style-name="ce1">
            <text:p>5163</text:p>
          </table:table-cell>
          <table:table-cell office:value-type="currency" office:value="1350000" table:style-name="ce4">
            <text:p>1 350 000,00 Kč</text:p>
          </table:table-cell>
          <table:table-cell office:value-type="currency" office:value="1350000" table:style-name="ce4">
            <text:p>1 350 000,00 Kč</text:p>
          </table:table-cell>
          <table:table-cell table:number-columns-repeated="16380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5164" table:style-name="ce1">
            <text:p>5164</text:p>
          </table:table-cell>
          <table:table-cell office:value-type="currency" office:value="171000" table:style-name="ce4">
            <text:p>171 000,00 Kč</text:p>
          </table:table-cell>
          <table:table-cell office:value-type="currency" office:value="1534000" table:style-name="ce4">
            <text:p>1 534 000,00 Kč</text:p>
          </table:table-cell>
          <table:table-cell table:number-columns-repeated="16380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5166" table:style-name="ce1">
            <text:p>5166</text:p>
          </table:table-cell>
          <table:table-cell office:value-type="currency" office:value="6983400" table:style-name="ce4">
            <text:p>6 983 400,00 Kč</text:p>
          </table:table-cell>
          <table:table-cell office:value-type="currency" office:value="6983400" table:style-name="ce4">
            <text:p>6 983 400,00 Kč</text:p>
          </table:table-cell>
          <table:table-cell table:number-columns-repeated="16380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5169" table:style-name="ce1">
            <text:p>5169</text:p>
          </table:table-cell>
          <table:table-cell office:value-type="currency" office:value="2410000" table:style-name="ce4">
            <text:p>2 410 000,00 Kč</text:p>
          </table:table-cell>
          <table:table-cell office:value-type="currency" office:value="4384300" table:style-name="ce4">
            <text:p>4 384 300,00 Kč</text:p>
          </table:table-cell>
          <table:table-cell table:number-columns-repeated="16380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5171" table:style-name="ce1">
            <text:p>5171</text:p>
          </table:table-cell>
          <table:table-cell office:value-type="currency" office:value="25600" table:style-name="ce4">
            <text:p>25 600,00 Kč</text:p>
          </table:table-cell>
          <table:table-cell office:value-type="currency" office:value="25600" table:style-name="ce4">
            <text:p>25 600,00 Kč</text:p>
          </table:table-cell>
          <table:table-cell table:number-columns-repeated="16380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5192" table:style-name="ce1">
            <text:p>5192</text:p>
          </table:table-cell>
          <table:table-cell office:value-type="currency" office:value="800000" table:style-name="ce4">
            <text:p>800 000,00 Kč</text:p>
          </table:table-cell>
          <table:table-cell office:value-type="currency" office:value="800000" table:style-name="ce4">
            <text:p>800 000,00 Kč</text:p>
          </table:table-cell>
          <table:table-cell table:number-columns-repeated="16380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6121" table:style-name="ce1">
            <text:p>6121</text:p>
          </table:table-cell>
          <table:table-cell office:value-type="currency" office:value="3201000" table:style-name="ce5">
            <text:p>3 201 000,00 Kč</text:p>
          </table:table-cell>
          <table:table-cell office:value-type="currency" office:value="3201000" table:style-name="ce5">
            <text:p>3 201 000,00 Kč</text:p>
          </table:table-cell>
          <table:table-cell table:number-columns-repeated="16380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6121" table:style-name="ce1">
            <text:p>6121</text:p>
          </table:table-cell>
          <table:table-cell office:value-type="currency" office:value="3062000" table:style-name="ce5">
            <text:p>3 062 000,00 Kč</text:p>
          </table:table-cell>
          <table:table-cell office:value-type="currency" office:value="3062000" table:style-name="ce5">
            <text:p>3 062 000,00 Kč</text:p>
          </table:table-cell>
          <table:table-cell table:number-columns-repeated="16380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6121" table:style-name="ce1">
            <text:p>6121</text:p>
          </table:table-cell>
          <table:table-cell office:value-type="currency" office:value="7018000" table:style-name="ce5">
            <text:p>7 018 000,00 Kč</text:p>
          </table:table-cell>
          <table:table-cell office:value-type="currency" office:value="7018000" table:style-name="ce5">
            <text:p>7 018 000,00 Kč</text:p>
          </table:table-cell>
          <table:table-cell table:number-columns-repeated="16380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6121" table:style-name="ce1">
            <text:p>6121</text:p>
          </table:table-cell>
          <table:table-cell office:value-type="currency" office:value="6134000" table:style-name="ce5">
            <text:p>6 134 000,00 Kč</text:p>
          </table:table-cell>
          <table:table-cell office:value-type="currency" office:value="6134000" table:style-name="ce5">
            <text:p>6 134 000,00 Kč</text:p>
          </table:table-cell>
          <table:table-cell table:number-columns-repeated="16380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6121" table:style-name="ce1">
            <text:p>6121</text:p>
          </table:table-cell>
          <table:table-cell office:value-type="currency" office:value="300000000" table:style-name="ce5">
            <text:p>300 000 000,00 Kč</text:p>
          </table:table-cell>
          <table:table-cell office:value-type="currency" office:value="300000000" table:style-name="ce5">
            <text:p>300 000 000,00 Kč</text:p>
          </table:table-cell>
          <table:table-cell table:number-columns-repeated="16380"/>
        </table:table-row>
        <table:table-row table:style-name="ro1">
          <table:table-cell office:value-type="float" office:value="3639" table:style-name="ce1">
            <text:p>3639</text:p>
          </table:table-cell>
          <table:table-cell office:value-type="float" office:value="6121" table:style-name="ce1">
            <text:p>6121</text:p>
          </table:table-cell>
          <table:table-cell office:value-type="currency" office:value="319415000" table:style-name="ce5">
            <text:p>319 415 000,00 Kč</text:p>
          </table:table-cell>
          <table:table-cell office:value-type="currency" office:value="319415000" table:style-name="ce5">
            <text:p>319 415 000,00 Kč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3639" table:style-name="ce1">
            <text:p>3639</text:p>
          </table:table-cell>
          <table:table-cell office:value-type="float" office:value="6122" table:style-name="ce1">
            <text:p>6122</text:p>
          </table:table-cell>
          <table:table-cell office:value-type="currency" office:value="0" table:style-name="ce5">
            <text:p>0,00 Kč</text:p>
          </table:table-cell>
          <table:table-cell office:value-type="currency" office:value="43100" table:style-name="ce5">
            <text:p>43 100,00 Kč</text:p>
          </table:table-cell>
          <table:table-cell table:number-columns-repeated="16380"/>
        </table:table-row>
        <table:table-row table:style-name="ro1">
          <table:table-cell office:value-type="float" office:value="3722" table:style-name="ce1">
            <text:p>3722</text:p>
          </table:table-cell>
          <table:table-cell office:value-type="float" office:value="5169" table:style-name="ce1">
            <text:p>5169</text:p>
          </table:table-cell>
          <table:table-cell office:value-type="currency" office:value="10250000" table:style-name="ce4">
            <text:p>10 250 000,00 Kč</text:p>
          </table:table-cell>
          <table:table-cell office:value-type="currency" office:value="10250000" table:style-name="ce4">
            <text:p>10 250 000,00 Kč</text:p>
          </table:table-cell>
          <table:table-cell table:number-columns-repeated="16380"/>
        </table:table-row>
        <table:table-row table:style-name="ro1">
          <table:table-cell office:value-type="float" office:value="3723" table:style-name="ce1">
            <text:p>3723</text:p>
          </table:table-cell>
          <table:table-cell office:value-type="float" office:value="5169" table:style-name="ce1">
            <text:p>5169</text:p>
          </table:table-cell>
          <table:table-cell office:value-type="currency" office:value="5000000" table:style-name="ce4">
            <text:p>5 000 000,00 Kč</text:p>
          </table:table-cell>
          <table:table-cell office:value-type="currency" office:value="5000000" table:style-name="ce4">
            <text:p>5 00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5137" table:style-name="ce1">
            <text:p>5137</text:p>
          </table:table-cell>
          <table:table-cell office:value-type="currency" office:value="700000" table:style-name="ce4">
            <text:p>700 000,00 Kč</text:p>
          </table:table-cell>
          <table:table-cell office:value-type="currency" office:value="700000" table:style-name="ce4">
            <text:p>70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5139" table:style-name="ce1">
            <text:p>5139</text:p>
          </table:table-cell>
          <table:table-cell office:value-type="currency" office:value="300000" table:style-name="ce4">
            <text:p>300 000,00 Kč</text:p>
          </table:table-cell>
          <table:table-cell office:value-type="currency" office:value="300000" table:style-name="ce4">
            <text:p>30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5151" table:style-name="ce1">
            <text:p>5151</text:p>
          </table:table-cell>
          <table:table-cell office:value-type="currency" office:value="400000" table:style-name="ce4">
            <text:p>400 000,00 Kč</text:p>
          </table:table-cell>
          <table:table-cell office:value-type="currency" office:value="400000" table:style-name="ce4">
            <text:p>40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5154" table:style-name="ce1">
            <text:p>5154</text:p>
          </table:table-cell>
          <table:table-cell office:value-type="currency" office:value="150000" table:style-name="ce4">
            <text:p>150 000,00 Kč</text:p>
          </table:table-cell>
          <table:table-cell office:value-type="currency" office:value="150000" table:style-name="ce4">
            <text:p>15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5156" table:style-name="ce1">
            <text:p>5156</text:p>
          </table:table-cell>
          <table:table-cell office:value-type="currency" office:value="500000" table:style-name="ce4">
            <text:p>500 000,00 Kč</text:p>
          </table:table-cell>
          <table:table-cell office:value-type="currency" office:value="500000" table:style-name="ce4">
            <text:p>50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5164" table:style-name="ce1">
            <text:p>5164</text:p>
          </table:table-cell>
          <table:table-cell office:value-type="currency" office:value="100000" table:style-name="ce4">
            <text:p>100 000,00 Kč</text:p>
          </table:table-cell>
          <table:table-cell office:value-type="currency" office:value="100000" table:style-name="ce4">
            <text:p>10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5166" table:style-name="ce1">
            <text:p>5166</text:p>
          </table:table-cell>
          <table:table-cell office:value-type="currency" office:value="200000" table:style-name="ce4">
            <text:p>200 000,00 Kč</text:p>
          </table:table-cell>
          <table:table-cell office:value-type="currency" office:value="200000" table:style-name="ce4">
            <text:p>20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5168" table:style-name="ce1">
            <text:p>5168</text:p>
          </table:table-cell>
          <table:table-cell office:value-type="currency" office:value="150000" table:style-name="ce4">
            <text:p>150 000,00 Kč</text:p>
          </table:table-cell>
          <table:table-cell office:value-type="currency" office:value="150000" table:style-name="ce4">
            <text:p>15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5169" table:style-name="ce1">
            <text:p>5169</text:p>
          </table:table-cell>
          <table:table-cell office:value-type="currency" office:value="32200000" table:style-name="ce4">
            <text:p>32 200 000,00 Kč</text:p>
          </table:table-cell>
          <table:table-cell office:value-type="currency" office:value="32270000" table:style-name="ce4">
            <text:p>32 27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5171" table:style-name="ce1">
            <text:p>5171</text:p>
          </table:table-cell>
          <table:table-cell office:value-type="currency" office:value="3000000" table:style-name="ce4">
            <text:p>3 000 000,00 Kč</text:p>
          </table:table-cell>
          <table:table-cell office:value-type="currency" office:value="3000000" table:style-name="ce4">
            <text:p>3 00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179000" table:style-name="ce5">
            <text:p>179 000,00 Kč</text:p>
          </table:table-cell>
          <table:table-cell office:value-type="currency" office:value="180000" table:style-name="ce5">
            <text:p>18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547000" table:style-name="ce5">
            <text:p>547 000,00 Kč</text:p>
          </table:table-cell>
          <table:table-cell office:value-type="currency" office:value="1217000" table:style-name="ce5">
            <text:p>1 217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3543000" table:style-name="ce5">
            <text:p>3 543 000,00 Kč</text:p>
          </table:table-cell>
          <table:table-cell office:value-type="currency" office:value="3603000" table:style-name="ce5">
            <text:p>3 603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0" table:style-name="ce5">
            <text:p>0,00 Kč</text:p>
          </table:table-cell>
          <table:table-cell office:value-type="currency" office:value="100000" table:style-name="ce5">
            <text:p>10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0" table:style-name="ce5">
            <text:p>0,00 Kč</text:p>
          </table:table-cell>
          <table:table-cell office:value-type="currency" office:value="4940000" table:style-name="ce5">
            <text:p>4 94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0" table:style-name="ce5">
            <text:p>0,00 Kč</text:p>
          </table:table-cell>
          <table:table-cell office:value-type="currency" office:value="640000" table:style-name="ce5">
            <text:p>64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357000" table:style-name="ce5">
            <text:p>357 000,00 Kč</text:p>
          </table:table-cell>
          <table:table-cell office:value-type="currency" office:value="457000" table:style-name="ce5">
            <text:p>457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350000" table:style-name="ce5">
            <text:p>350 000,00 Kč</text:p>
          </table:table-cell>
          <table:table-cell office:value-type="currency" office:value="350000" table:style-name="ce5">
            <text:p>35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0" table:style-name="ce5">
            <text:p>0,00 Kč</text:p>
          </table:table-cell>
          <table:table-cell office:value-type="currency" office:value="4680000" table:style-name="ce5">
            <text:p>4 68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0" table:style-name="ce5">
            <text:p>0,00 Kč</text:p>
          </table:table-cell>
          <table:table-cell office:value-type="currency" office:value="4140000" table:style-name="ce5">
            <text:p>4 14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360000" table:style-name="ce5">
            <text:p>360 000,00 Kč</text:p>
          </table:table-cell>
          <table:table-cell office:value-type="currency" office:value="360000" table:style-name="ce5">
            <text:p>36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334000" table:style-name="ce5">
            <text:p>334 000,00 Kč</text:p>
          </table:table-cell>
          <table:table-cell office:value-type="currency" office:value="334000" table:style-name="ce5">
            <text:p>334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170000" table:style-name="ce5">
            <text:p>170 000,00 Kč</text:p>
          </table:table-cell>
          <table:table-cell office:value-type="currency" office:value="170000" table:style-name="ce5">
            <text:p>17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12412000" table:style-name="ce5">
            <text:p>12 412 000,00 Kč</text:p>
          </table:table-cell>
          <table:table-cell office:value-type="currency" office:value="12762000" table:style-name="ce5">
            <text:p>12 762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1339000" table:style-name="ce5">
            <text:p>1 339 000,00 Kč</text:p>
          </table:table-cell>
          <table:table-cell office:value-type="currency" office:value="1339000" table:style-name="ce5">
            <text:p>1 339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14317000" table:style-name="ce5">
            <text:p>14 317 000,00 Kč</text:p>
          </table:table-cell>
          <table:table-cell office:value-type="currency" office:value="15717000" table:style-name="ce5">
            <text:p>15 717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0" table:style-name="ce5">
            <text:p>0,00 Kč</text:p>
          </table:table-cell>
          <table:table-cell office:value-type="currency" office:value="53000" table:style-name="ce5">
            <text:p>53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30960000" table:style-name="ce5">
            <text:p>30 960 000,00 Kč</text:p>
          </table:table-cell>
          <table:table-cell office:value-type="currency" office:value="13026000" table:style-name="ce5">
            <text:p>13 026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4030000" table:style-name="ce5">
            <text:p>4 030 000,00 Kč</text:p>
          </table:table-cell>
          <table:table-cell office:value-type="currency" office:value="4030000" table:style-name="ce5">
            <text:p>4 03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68898000" table:style-name="ce5">
            <text:p>68 898 000,00 Kč</text:p>
          </table:table-cell>
          <table:table-cell office:value-type="currency" office:value="68098000" table:style-name="ce5">
            <text:p>68 098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13000000" table:style-name="ce5">
            <text:p>13 000 000,00 Kč</text:p>
          </table:table-cell>
          <table:table-cell office:value-type="currency" office:value="13000000" table:style-name="ce5">
            <text:p>13 00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13600000" table:style-name="ce5">
            <text:p>13 600 000,00 Kč</text:p>
          </table:table-cell>
          <table:table-cell office:value-type="currency" office:value="13600000" table:style-name="ce5">
            <text:p>13 60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19000000" table:style-name="ce5">
            <text:p>19 000 000,00 Kč</text:p>
          </table:table-cell>
          <table:table-cell office:value-type="currency" office:value="19000000" table:style-name="ce5">
            <text:p>19 00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5934000" table:style-name="ce5">
            <text:p>5 934 000,00 Kč</text:p>
          </table:table-cell>
          <table:table-cell office:value-type="currency" office:value="5934000" table:style-name="ce5">
            <text:p>5 934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1" table:style-name="ce1">
            <text:p>6121</text:p>
          </table:table-cell>
          <table:table-cell office:value-type="currency" office:value="24934000" table:style-name="ce5">
            <text:p>24 934 000,00 Kč</text:p>
          </table:table-cell>
          <table:table-cell office:value-type="currency" office:value="24934000" table:style-name="ce5">
            <text:p>24 934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3" table:style-name="ce1">
            <text:p>6123</text:p>
          </table:table-cell>
          <table:table-cell office:value-type="currency" office:value="100000" table:style-name="ce5">
            <text:p>100 000,00 Kč</text:p>
          </table:table-cell>
          <table:table-cell office:value-type="currency" office:value="700000" table:style-name="ce5">
            <text:p>700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3" table:style-name="ce1">
            <text:p>6123</text:p>
          </table:table-cell>
          <table:table-cell office:value-type="currency" office:value="16226000" table:style-name="ce5">
            <text:p>16 226 000,00 Kč</text:p>
          </table:table-cell>
          <table:table-cell office:value-type="currency" office:value="16426000" table:style-name="ce5">
            <text:p>16 426 000,00 Kč</text:p>
          </table:table-cell>
          <table:table-cell table:number-columns-repeated="16380"/>
        </table:table-row>
        <table:table-row table:style-name="ro1">
          <table:table-cell office:value-type="float" office:value="3745" table:style-name="ce1">
            <text:p>3745</text:p>
          </table:table-cell>
          <table:table-cell office:value-type="float" office:value="6123" table:style-name="ce1">
            <text:p>6123</text:p>
          </table:table-cell>
          <table:table-cell office:value-type="currency" office:value="16326000" table:style-name="ce5">
            <text:p>16 326 000,00 Kč</text:p>
          </table:table-cell>
          <table:table-cell office:value-type="currency" office:value="17126000" table:style-name="ce5">
            <text:p>17 126 000,00 Kč</text:p>
          </table:table-cell>
          <table:table-cell table:number-columns-repeated="16380"/>
        </table:table-row>
        <table:table-row table:style-name="ro1">
          <table:table-cell office:value-type="float" office:value="3749" table:style-name="ce1">
            <text:p>3749</text:p>
          </table:table-cell>
          <table:table-cell office:value-type="float" office:value="5139" table:style-name="ce1">
            <text:p>5139</text:p>
          </table:table-cell>
          <table:table-cell office:value-type="currency" office:value="300000" table:style-name="ce4">
            <text:p>300 000,00 Kč</text:p>
          </table:table-cell>
          <table:table-cell office:value-type="currency" office:value="300000" table:style-name="ce4">
            <text:p>300 000,00 Kč</text:p>
          </table:table-cell>
          <table:table-cell table:number-columns-repeated="16380"/>
        </table:table-row>
        <table:table-row table:style-name="ro1">
          <table:table-cell office:value-type="float" office:value="3749" table:style-name="ce1">
            <text:p>3749</text:p>
          </table:table-cell>
          <table:table-cell office:value-type="float" office:value="5169" table:style-name="ce1">
            <text:p>5169</text:p>
          </table:table-cell>
          <table:table-cell office:value-type="currency" office:value="800000" table:style-name="ce4">
            <text:p>800 000,00 Kč</text:p>
          </table:table-cell>
          <table:table-cell office:value-type="currency" office:value="800000" table:style-name="ce4">
            <text:p>800 000,00 Kč</text:p>
          </table:table-cell>
          <table:table-cell table:number-columns-repeated="16380"/>
        </table:table-row>
        <table:table-row table:style-name="ro1">
          <table:table-cell office:value-type="float" office:value="3749" table:style-name="ce1">
            <text:p>3749</text:p>
          </table:table-cell>
          <table:table-cell office:value-type="float" office:value="5175" table:style-name="ce1">
            <text:p>5175</text:p>
          </table:table-cell>
          <table:table-cell office:value-type="currency" office:value="100000" table:style-name="ce4">
            <text:p>100 000,00 Kč</text:p>
          </table:table-cell>
          <table:table-cell office:value-type="currency" office:value="100000" table:style-name="ce4">
            <text:p>100 000,00 Kč</text:p>
          </table:table-cell>
          <table:table-cell table:number-columns-repeated="16380"/>
        </table:table-row>
        <table:table-row table:style-name="ro1">
          <table:table-cell office:value-type="float" office:value="3749" table:style-name="ce1">
            <text:p>3749</text:p>
          </table:table-cell>
          <table:table-cell office:value-type="float" office:value="5182" table:style-name="ce1">
            <text:p>5182</text:p>
          </table:table-cell>
          <table:table-cell office:value-type="currency" office:value="0" table:style-name="ce4">
            <text:p>0,00 Kč</text:p>
          </table:table-cell>
          <table:table-cell office:value-type="currency" office:value="0" table:style-name="ce4">
            <text:p>0,00 Kč</text:p>
          </table:table-cell>
          <table:table-cell table:number-columns-repeated="16380"/>
        </table:table-row>
        <table:table-row table:style-name="ro1">
          <table:table-cell office:value-type="float" office:value="4329" table:style-name="ce1">
            <text:p>4329</text:p>
          </table:table-cell>
          <table:table-cell office:value-type="float" office:value="5162" table:style-name="ce1">
            <text:p>5162</text:p>
          </table:table-cell>
          <table:table-cell office:value-type="currency" office:value="0" table:style-name="ce4">
            <text:p>0,00 Kč</text:p>
          </table:table-cell>
          <table:table-cell office:value-type="currency" office:value="0" table:style-name="ce4">
            <text:p>0,00 Kč</text:p>
          </table:table-cell>
          <table:table-cell table:number-columns-repeated="16380"/>
        </table:table-row>
        <table:table-row table:style-name="ro1">
          <table:table-cell office:value-type="float" office:value="4329" table:style-name="ce1">
            <text:p>4329</text:p>
          </table:table-cell>
          <table:table-cell office:value-type="float" office:value="5169" table:style-name="ce1">
            <text:p>5169</text:p>
          </table:table-cell>
          <table:table-cell office:value-type="currency" office:value="100000" table:style-name="ce4">
            <text:p>100 000,00 Kč</text:p>
          </table:table-cell>
          <table:table-cell office:value-type="currency" office:value="100000" table:style-name="ce4">
            <text:p>100 000,00 Kč</text:p>
          </table:table-cell>
          <table:table-cell table:number-columns-repeated="16380"/>
        </table:table-row>
        <table:table-row table:style-name="ro1">
          <table:table-cell office:value-type="float" office:value="4329" table:style-name="ce1">
            <text:p>4329</text:p>
          </table:table-cell>
          <table:table-cell office:value-type="float" office:value="5182" table:style-name="ce1">
            <text:p>5182</text:p>
          </table:table-cell>
          <table:table-cell office:value-type="currency" office:value="0" table:style-name="ce4">
            <text:p>0,00 Kč</text:p>
          </table:table-cell>
          <table:table-cell office:value-type="currency" office:value="0" table:style-name="ce4">
            <text:p>0,00 Kč</text:p>
          </table:table-cell>
          <table:table-cell table:number-columns-repeated="16380"/>
        </table:table-row>
        <table:table-row table:style-name="ro1">
          <table:table-cell office:value-type="float" office:value="4339" table:style-name="ce1">
            <text:p>4339</text:p>
          </table:table-cell>
          <table:table-cell office:value-type="float" office:value="5136" table:style-name="ce1">
            <text:p>5136</text:p>
          </table:table-cell>
          <table:table-cell office:value-type="currency" office:value="0" table:style-name="ce4">
            <text:p>0,00 Kč</text:p>
          </table:table-cell>
          <table:table-cell office:value-type="currency" office:value="5000" table:style-name="ce4">
            <text:p>5 000,00 Kč</text:p>
          </table:table-cell>
          <table:table-cell table:number-columns-repeated="16380"/>
        </table:table-row>
        <table:table-row table:style-name="ro1">
          <table:table-cell office:value-type="float" office:value="4339" table:style-name="ce1">
            <text:p>4339</text:p>
          </table:table-cell>
          <table:table-cell office:value-type="float" office:value="5166" table:style-name="ce1">
            <text:p>5166</text:p>
          </table:table-cell>
          <table:table-cell office:value-type="currency" office:value="0" table:style-name="ce4">
            <text:p>0,00 Kč</text:p>
          </table:table-cell>
          <table:table-cell office:value-type="currency" office:value="200000" table:style-name="ce4">
            <text:p>200 000,00 Kč</text:p>
          </table:table-cell>
          <table:table-cell table:number-columns-repeated="16380"/>
        </table:table-row>
        <table:table-row table:style-name="ro1">
          <table:table-cell office:value-type="float" office:value="4339" table:style-name="ce1">
            <text:p>4339</text:p>
          </table:table-cell>
          <table:table-cell office:value-type="float" office:value="5167" table:style-name="ce1">
            <text:p>5167</text:p>
          </table:table-cell>
          <table:table-cell office:value-type="currency" office:value="0" table:style-name="ce4">
            <text:p>0,00 Kč</text:p>
          </table:table-cell>
          <table:table-cell office:value-type="currency" office:value="356000" table:style-name="ce4">
            <text:p>356 000,00 Kč</text:p>
          </table:table-cell>
          <table:table-cell table:number-columns-repeated="16380"/>
        </table:table-row>
        <table:table-row table:style-name="ro1">
          <table:table-cell office:value-type="float" office:value="4339" table:style-name="ce1">
            <text:p>4339</text:p>
          </table:table-cell>
          <table:table-cell office:value-type="float" office:value="5167" table:style-name="ce1">
            <text:p>5167</text:p>
          </table:table-cell>
          <table:table-cell office:value-type="currency" office:value="0" table:style-name="ce4">
            <text:p>0,00 Kč</text:p>
          </table:table-cell>
          <table:table-cell office:value-type="currency" office:value="0" table:style-name="ce4">
            <text:p>0,00 Kč</text:p>
          </table:table-cell>
          <table:table-cell table:number-columns-repeated="16380"/>
        </table:table-row>
        <table:table-row table:style-name="ro1">
          <table:table-cell office:value-type="float" office:value="4339" table:style-name="ce1">
            <text:p>4339</text:p>
          </table:table-cell>
          <table:table-cell office:value-type="float" office:value="5169" table:style-name="ce1">
            <text:p>5169</text:p>
          </table:table-cell>
          <table:table-cell office:value-type="currency" office:value="0" table:style-name="ce4">
            <text:p>0,00 Kč</text:p>
          </table:table-cell>
          <table:table-cell office:value-type="currency" office:value="340000" table:style-name="ce4">
            <text:p>340 000,00 Kč</text:p>
          </table:table-cell>
          <table:table-cell table:number-columns-repeated="16380"/>
        </table:table-row>
        <table:table-row table:style-name="ro1">
          <table:table-cell office:value-type="float" office:value="4339" table:style-name="ce1">
            <text:p>4339</text:p>
          </table:table-cell>
          <table:table-cell office:value-type="float" office:value="5499" table:style-name="ce1">
            <text:p>5499</text:p>
          </table:table-cell>
          <table:table-cell office:value-type="currency" office:value="0" table:style-name="ce4">
            <text:p>0,00 Kč</text:p>
          </table:table-cell>
          <table:table-cell office:value-type="currency" office:value="605300" table:style-name="ce4">
            <text:p>605 300,00 Kč</text:p>
          </table:table-cell>
          <table:table-cell table:number-columns-repeated="16380"/>
        </table:table-row>
        <table:table-row table:style-name="ro1">
          <table:table-cell office:value-type="float" office:value="4349" table:style-name="ce1">
            <text:p>4349</text:p>
          </table:table-cell>
          <table:table-cell office:value-type="float" office:value="5139" table:style-name="ce1">
            <text:p>5139</text:p>
          </table:table-cell>
          <table:table-cell office:value-type="currency" office:value="5000" table:style-name="ce4">
            <text:p>5 000,00 Kč</text:p>
          </table:table-cell>
          <table:table-cell office:value-type="currency" office:value="58600" table:style-name="ce4">
            <text:p>58 600,00 Kč</text:p>
          </table:table-cell>
          <table:table-cell table:number-columns-repeated="16380"/>
        </table:table-row>
        <table:table-row table:style-name="ro1">
          <table:table-cell office:value-type="float" office:value="4349" table:style-name="ce1">
            <text:p>4349</text:p>
          </table:table-cell>
          <table:table-cell office:value-type="float" office:value="5166" table:style-name="ce1">
            <text:p>5166</text:p>
          </table:table-cell>
          <table:table-cell office:value-type="currency" office:value="155000" table:style-name="ce4">
            <text:p>155 000,00 Kč</text:p>
          </table:table-cell>
          <table:table-cell office:value-type="currency" office:value="165900" table:style-name="ce4">
            <text:p>165 900,00 Kč</text:p>
          </table:table-cell>
          <table:table-cell table:number-columns-repeated="16380"/>
        </table:table-row>
        <table:table-row table:style-name="ro1">
          <table:table-cell office:value-type="float" office:value="4349" table:style-name="ce1">
            <text:p>4349</text:p>
          </table:table-cell>
          <table:table-cell office:value-type="float" office:value="5167" table:style-name="ce1">
            <text:p>5167</text:p>
          </table:table-cell>
          <table:table-cell office:value-type="currency" office:value="30000" table:style-name="ce4">
            <text:p>30 000,00 Kč</text:p>
          </table:table-cell>
          <table:table-cell office:value-type="currency" office:value="54000" table:style-name="ce4">
            <text:p>54 000,00 Kč</text:p>
          </table:table-cell>
          <table:table-cell table:number-columns-repeated="16380"/>
        </table:table-row>
        <table:table-row table:style-name="ro1">
          <table:table-cell office:value-type="float" office:value="4349" table:style-name="ce1">
            <text:p>4349</text:p>
          </table:table-cell>
          <table:table-cell office:value-type="float" office:value="5169" table:style-name="ce1">
            <text:p>5169</text:p>
          </table:table-cell>
          <table:table-cell office:value-type="currency" office:value="240000" table:style-name="ce4">
            <text:p>240 000,00 Kč</text:p>
          </table:table-cell>
          <table:table-cell office:value-type="currency" office:value="269900" table:style-name="ce4">
            <text:p>269 900,00 Kč</text:p>
          </table:table-cell>
          <table:table-cell table:number-columns-repeated="16380"/>
        </table:table-row>
        <table:table-row table:style-name="ro1">
          <table:table-cell office:value-type="float" office:value="4349" table:style-name="ce1">
            <text:p>4349</text:p>
          </table:table-cell>
          <table:table-cell office:value-type="float" office:value="5175" table:style-name="ce1">
            <text:p>5175</text:p>
          </table:table-cell>
          <table:table-cell office:value-type="currency" office:value="20000" table:style-name="ce4">
            <text:p>20 000,00 Kč</text:p>
          </table:table-cell>
          <table:table-cell office:value-type="currency" office:value="20000" table:style-name="ce4">
            <text:p>20 000,00 Kč</text:p>
          </table:table-cell>
          <table:table-cell table:number-columns-repeated="16380"/>
        </table:table-row>
        <table:table-row table:style-name="ro1">
          <table:table-cell office:value-type="float" office:value="4351" table:style-name="ce1">
            <text:p>4351</text:p>
          </table:table-cell>
          <table:table-cell office:value-type="float" office:value="5222" table:style-name="ce1">
            <text:p>5222</text:p>
          </table:table-cell>
          <table:table-cell office:value-type="currency" office:value="2100000" table:style-name="ce4">
            <text:p>2 100 000,00 Kč</text:p>
          </table:table-cell>
          <table:table-cell office:value-type="currency" office:value="2100000" table:style-name="ce4">
            <text:p>2 100 000,00 Kč</text:p>
          </table:table-cell>
          <table:table-cell table:number-columns-repeated="16380"/>
        </table:table-row>
        <table:table-row table:style-name="ro1">
          <table:table-cell office:value-type="float" office:value="4351" table:style-name="ce1">
            <text:p>4351</text:p>
          </table:table-cell>
          <table:table-cell office:value-type="float" office:value="5331" table:style-name="ce1">
            <text:p>5331</text:p>
          </table:table-cell>
          <table:table-cell office:value-type="currency" office:value="68589000" table:style-name="ce4">
            <text:p>68 589 000,00 Kč</text:p>
          </table:table-cell>
          <table:table-cell office:value-type="currency" office:value="68589000" table:style-name="ce4">
            <text:p>68 589 000,00 Kč</text:p>
          </table:table-cell>
          <table:table-cell table:number-columns-repeated="16380"/>
        </table:table-row>
        <table:table-row table:style-name="ro1">
          <table:table-cell office:value-type="float" office:value="4351" table:style-name="ce1">
            <text:p>4351</text:p>
          </table:table-cell>
          <table:table-cell office:value-type="float" office:value="5336" table:style-name="ce1">
            <text:p>5336</text:p>
          </table:table-cell>
          <table:table-cell office:value-type="currency" office:value="0" table:style-name="ce4">
            <text:p>0,00 Kč</text:p>
          </table:table-cell>
          <table:table-cell office:value-type="currency" office:value="8433000" table:style-name="ce4">
            <text:p>8 433 000,00 Kč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4351" table:style-name="ce1">
            <text:p>4351</text:p>
          </table:table-cell>
          <table:table-cell office:value-type="float" office:value="6121" table:style-name="ce1">
            <text:p>6121</text:p>
          </table:table-cell>
          <table:table-cell office:value-type="currency" office:value="1500000" table:style-name="ce5">
            <text:p>1 500 000,00 Kč</text:p>
          </table:table-cell>
          <table:table-cell office:value-type="currency" office:value="1500000" table:style-name="ce5">
            <text:p>1 500 000,00 Kč</text:p>
          </table:table-cell>
          <table:table-cell table:number-columns-repeated="16380"/>
        </table:table-row>
        <table:table-row table:style-name="ro1">
          <table:table-cell office:value-type="float" office:value="4378" table:style-name="ce1">
            <text:p>4378</text:p>
          </table:table-cell>
          <table:table-cell office:value-type="float" office:value="5169" table:style-name="ce1">
            <text:p>5169</text:p>
          </table:table-cell>
          <table:table-cell office:value-type="currency" office:value="480000" table:style-name="ce4">
            <text:p>480 000,00 Kč</text:p>
          </table:table-cell>
          <table:table-cell office:value-type="currency" office:value="480000" table:style-name="ce4">
            <text:p>480 000,00 Kč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4399" table:style-name="ce1">
            <text:p>4399</text:p>
          </table:table-cell>
          <table:table-cell office:value-type="float" office:value="6121" table:style-name="ce1">
            <text:p>6121</text:p>
          </table:table-cell>
          <table:table-cell office:value-type="currency" office:value="20000000" table:style-name="ce5">
            <text:p>20 000 000,00 Kč</text:p>
          </table:table-cell>
          <table:table-cell office:value-type="currency" office:value="20000000" table:style-name="ce5">
            <text:p>20 000 000,00 Kč</text:p>
          </table:table-cell>
          <table:table-cell table:number-columns-repeated="16380"/>
        </table:table-row>
        <table:table-row table:style-name="ro1">
          <table:table-cell office:value-type="float" office:value="5212" table:style-name="ce1">
            <text:p>5212</text:p>
          </table:table-cell>
          <table:table-cell office:value-type="float" office:value="5139" table:style-name="ce1">
            <text:p>5139</text:p>
          </table:table-cell>
          <table:table-cell office:value-type="currency" office:value="140000" table:style-name="ce4">
            <text:p>140 000,00 Kč</text:p>
          </table:table-cell>
          <table:table-cell office:value-type="currency" office:value="140000" table:style-name="ce4">
            <text:p>140 000,00 Kč</text:p>
          </table:table-cell>
          <table:table-cell table:number-columns-repeated="16380"/>
        </table:table-row>
        <table:table-row table:style-name="ro1">
          <table:table-cell office:value-type="float" office:value="5212" table:style-name="ce1">
            <text:p>5212</text:p>
          </table:table-cell>
          <table:table-cell office:value-type="float" office:value="5164" table:style-name="ce1">
            <text:p>5164</text:p>
          </table:table-cell>
          <table:table-cell office:value-type="currency" office:value="5000" table:style-name="ce4">
            <text:p>5 000,00 Kč</text:p>
          </table:table-cell>
          <table:table-cell office:value-type="currency" office:value="5000" table:style-name="ce4">
            <text:p>5 000,00 Kč</text:p>
          </table:table-cell>
          <table:table-cell table:number-columns-repeated="16380"/>
        </table:table-row>
        <table:table-row table:style-name="ro1">
          <table:table-cell office:value-type="float" office:value="5212" table:style-name="ce1">
            <text:p>5212</text:p>
          </table:table-cell>
          <table:table-cell office:value-type="float" office:value="5169" table:style-name="ce1">
            <text:p>5169</text:p>
          </table:table-cell>
          <table:table-cell office:value-type="currency" office:value="250000" table:style-name="ce4">
            <text:p>250 000,00 Kč</text:p>
          </table:table-cell>
          <table:table-cell office:value-type="currency" office:value="250000" table:style-name="ce4">
            <text:p>250 000,00 Kč</text:p>
          </table:table-cell>
          <table:table-cell table:number-columns-repeated="16380"/>
        </table:table-row>
        <table:table-row table:style-name="ro1">
          <table:table-cell office:value-type="float" office:value="5212" table:style-name="ce1">
            <text:p>5212</text:p>
          </table:table-cell>
          <table:table-cell office:value-type="float" office:value="5171" table:style-name="ce1">
            <text:p>5171</text:p>
          </table:table-cell>
          <table:table-cell office:value-type="currency" office:value="45000" table:style-name="ce4">
            <text:p>45 000,00 Kč</text:p>
          </table:table-cell>
          <table:table-cell office:value-type="currency" office:value="45000" table:style-name="ce4">
            <text:p>45 000,00 Kč</text:p>
          </table:table-cell>
          <table:table-cell table:number-columns-repeated="16380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5137" table:style-name="ce1">
            <text:p>5137</text:p>
          </table:table-cell>
          <table:table-cell office:value-type="currency" office:value="500000" table:style-name="ce4">
            <text:p>500 000,00 Kč</text:p>
          </table:table-cell>
          <table:table-cell office:value-type="currency" office:value="190000" table:style-name="ce4">
            <text:p>190 000,00 Kč</text:p>
          </table:table-cell>
          <table:table-cell table:number-columns-repeated="16380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5139" table:style-name="ce1">
            <text:p>5139</text:p>
          </table:table-cell>
          <table:table-cell office:value-type="currency" office:value="100000" table:style-name="ce4">
            <text:p>100 000,00 Kč</text:p>
          </table:table-cell>
          <table:table-cell office:value-type="currency" office:value="100000" table:style-name="ce4">
            <text:p>100 000,00 Kč</text:p>
          </table:table-cell>
          <table:table-cell table:number-columns-repeated="16380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5154" table:style-name="ce1">
            <text:p>5154</text:p>
          </table:table-cell>
          <table:table-cell office:value-type="currency" office:value="350000" table:style-name="ce4">
            <text:p>350 000,00 Kč</text:p>
          </table:table-cell>
          <table:table-cell office:value-type="currency" office:value="283000" table:style-name="ce4">
            <text:p>283 000,00 Kč</text:p>
          </table:table-cell>
          <table:table-cell table:number-columns-repeated="16380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5162" table:style-name="ce1">
            <text:p>5162</text:p>
          </table:table-cell>
          <table:table-cell office:value-type="currency" office:value="3150000" table:style-name="ce4">
            <text:p>3 150 000,00 Kč</text:p>
          </table:table-cell>
          <table:table-cell office:value-type="currency" office:value="3150000" table:style-name="ce4">
            <text:p>3 150 000,00 Kč</text:p>
          </table:table-cell>
          <table:table-cell table:number-columns-repeated="16380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5166" table:style-name="ce1">
            <text:p>5166</text:p>
          </table:table-cell>
          <table:table-cell office:value-type="currency" office:value="0" table:style-name="ce4">
            <text:p>0,00 Kč</text:p>
          </table:table-cell>
          <table:table-cell office:value-type="currency" office:value="296000" table:style-name="ce4">
            <text:p>296 000,00 Kč</text:p>
          </table:table-cell>
          <table:table-cell table:number-columns-repeated="16380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5168" table:style-name="ce1">
            <text:p>5168</text:p>
          </table:table-cell>
          <table:table-cell office:value-type="currency" office:value="3000000" table:style-name="ce4">
            <text:p>3 000 000,00 Kč</text:p>
          </table:table-cell>
          <table:table-cell office:value-type="currency" office:value="3000000" table:style-name="ce4">
            <text:p>3 000 000,00 Kč</text:p>
          </table:table-cell>
          <table:table-cell table:number-columns-repeated="16380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5169" table:style-name="ce1">
            <text:p>5169</text:p>
          </table:table-cell>
          <table:table-cell office:value-type="currency" office:value="100000" table:style-name="ce4">
            <text:p>100 000,00 Kč</text:p>
          </table:table-cell>
          <table:table-cell office:value-type="currency" office:value="100000" table:style-name="ce4">
            <text:p>100 000,00 Kč</text:p>
          </table:table-cell>
          <table:table-cell table:number-columns-repeated="16380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5171" table:style-name="ce1">
            <text:p>5171</text:p>
          </table:table-cell>
          <table:table-cell office:value-type="currency" office:value="4200000" table:style-name="ce4">
            <text:p>4 200 000,00 Kč</text:p>
          </table:table-cell>
          <table:table-cell office:value-type="currency" office:value="3904000" table:style-name="ce4">
            <text:p>3 904 000,00 Kč</text:p>
          </table:table-cell>
          <table:table-cell table:number-columns-repeated="16380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5172" table:style-name="ce1">
            <text:p>5172</text:p>
          </table:table-cell>
          <table:table-cell office:value-type="currency" office:value="0" table:style-name="ce4">
            <text:p>0,00 Kč</text:p>
          </table:table-cell>
          <table:table-cell office:value-type="currency" office:value="67000" table:style-name="ce4">
            <text:p>67 000,00 Kč</text:p>
          </table:table-cell>
          <table:table-cell table:number-columns-repeated="16380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5194" table:style-name="ce1">
            <text:p>5194</text:p>
          </table:table-cell>
          <table:table-cell office:value-type="currency" office:value="250000" table:style-name="ce4">
            <text:p>250 000,00 Kč</text:p>
          </table:table-cell>
          <table:table-cell office:value-type="currency" office:value="250000" table:style-name="ce4">
            <text:p>250 000,00 Kč</text:p>
          </table:table-cell>
          <table:table-cell table:number-columns-repeated="16380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6125" table:style-name="ce1">
            <text:p>6125</text:p>
          </table:table-cell>
          <table:table-cell office:value-type="currency" office:value="0" table:style-name="ce5">
            <text:p>0,00 Kč</text:p>
          </table:table-cell>
          <table:table-cell office:value-type="currency" office:value="310000" table:style-name="ce5">
            <text:p>310 000,00 Kč</text:p>
          </table:table-cell>
          <table:table-cell table:number-columns-repeated="16380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6125" table:style-name="ce1">
            <text:p>6125</text:p>
          </table:table-cell>
          <table:table-cell office:value-type="currency" office:value="35000000" table:style-name="ce5">
            <text:p>35 000 000,00 Kč</text:p>
          </table:table-cell>
          <table:table-cell office:value-type="currency" office:value="35000000" table:style-name="ce5">
            <text:p>35 000 000,00 Kč</text:p>
          </table:table-cell>
          <table:table-cell table:number-columns-repeated="16380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6125" table:style-name="ce1">
            <text:p>6125</text:p>
          </table:table-cell>
          <table:table-cell office:value-type="currency" office:value="37000000" table:style-name="ce5">
            <text:p>37 000 000,00 Kč</text:p>
          </table:table-cell>
          <table:table-cell office:value-type="currency" office:value="37000000" table:style-name="ce5">
            <text:p>37 000 000,00 Kč</text:p>
          </table:table-cell>
          <table:table-cell table:number-columns-repeated="16380"/>
        </table:table-row>
        <table:table-row table:style-name="ro1">
          <table:table-cell office:value-type="float" office:value="5311" table:style-name="ce1">
            <text:p>5311</text:p>
          </table:table-cell>
          <table:table-cell office:value-type="float" office:value="6125" table:style-name="ce1">
            <text:p>6125</text:p>
          </table:table-cell>
          <table:table-cell office:value-type="currency" office:value="72000000" table:style-name="ce5">
            <text:p>72 000 000,00 Kč</text:p>
          </table:table-cell>
          <table:table-cell office:value-type="currency" office:value="72310000" table:style-name="ce5">
            <text:p>72 310 000,00 Kč</text:p>
          </table:table-cell>
          <table:table-cell table:number-columns-repeated="16380"/>
        </table:table-row>
        <table:table-row table:style-name="ro1">
          <table:table-cell office:value-type="float" office:value="6112" table:style-name="ce1">
            <text:p>6112</text:p>
          </table:table-cell>
          <table:table-cell office:value-type="float" office:value="5023" table:style-name="ce1">
            <text:p>5023</text:p>
          </table:table-cell>
          <table:table-cell office:value-type="currency" office:value="14397000" table:style-name="ce4">
            <text:p>14 397 000,00 Kč</text:p>
          </table:table-cell>
          <table:table-cell office:value-type="currency" office:value="14397000" table:style-name="ce4">
            <text:p>14 397 000,00 Kč</text:p>
          </table:table-cell>
          <table:table-cell table:number-columns-repeated="16380"/>
        </table:table-row>
        <table:table-row table:style-name="ro1">
          <table:table-cell office:value-type="float" office:value="6112" table:style-name="ce1">
            <text:p>6112</text:p>
          </table:table-cell>
          <table:table-cell office:value-type="float" office:value="5031" table:style-name="ce1">
            <text:p>5031</text:p>
          </table:table-cell>
          <table:table-cell office:value-type="currency" office:value="2818000" table:style-name="ce4">
            <text:p>2 818 000,00 Kč</text:p>
          </table:table-cell>
          <table:table-cell office:value-type="currency" office:value="2818000" table:style-name="ce4">
            <text:p>2 818 000,00 Kč</text:p>
          </table:table-cell>
          <table:table-cell table:number-columns-repeated="16380"/>
        </table:table-row>
        <table:table-row table:style-name="ro1">
          <table:table-cell office:value-type="float" office:value="6112" table:style-name="ce1">
            <text:p>6112</text:p>
          </table:table-cell>
          <table:table-cell office:value-type="float" office:value="5032" table:style-name="ce1">
            <text:p>5032</text:p>
          </table:table-cell>
          <table:table-cell office:value-type="currency" office:value="1015000" table:style-name="ce4">
            <text:p>1 015 000,00 Kč</text:p>
          </table:table-cell>
          <table:table-cell office:value-type="currency" office:value="1015000" table:style-name="ce4">
            <text:p>1 015 000,00 Kč</text:p>
          </table:table-cell>
          <table:table-cell table:number-columns-repeated="16380"/>
        </table:table-row>
        <table:table-row table:style-name="ro1">
          <table:table-cell office:value-type="float" office:value="6112" table:style-name="ce1">
            <text:p>6112</text:p>
          </table:table-cell>
          <table:table-cell office:value-type="float" office:value="5424" table:style-name="ce1">
            <text:p>5424</text:p>
          </table:table-cell>
          <table:table-cell office:value-type="currency" office:value="25000" table:style-name="ce4">
            <text:p>25 000,00 Kč</text:p>
          </table:table-cell>
          <table:table-cell office:value-type="currency" office:value="25000" table:style-name="ce4">
            <text:p>25 000,00 Kč</text:p>
          </table:table-cell>
          <table:table-cell table:number-columns-repeated="16380"/>
        </table:table-row>
        <table:table-row table:style-name="ro1">
          <table:table-cell office:value-type="float" office:value="6112" table:style-name="ce1">
            <text:p>6112</text:p>
          </table:table-cell>
          <table:table-cell office:value-type="float" office:value="5499" table:style-name="ce1">
            <text:p>5499</text:p>
          </table:table-cell>
          <table:table-cell office:value-type="currency" office:value="204000" table:style-name="ce4">
            <text:p>204 000,00 Kč</text:p>
          </table:table-cell>
          <table:table-cell office:value-type="currency" office:value="204000" table:style-name="ce4">
            <text:p>204 000,00 Kč</text:p>
          </table:table-cell>
          <table:table-cell table:number-columns-repeated="16380"/>
        </table:table-row>
        <table:table-row table:style-name="ro1">
          <table:table-cell office:value-type="float" office:value="6114" table:style-name="ce1">
            <text:p>6114</text:p>
          </table:table-cell>
          <table:table-cell office:value-type="float" office:value="5029" table:style-name="ce1">
            <text:p>5029</text:p>
          </table:table-cell>
          <table:table-cell office:value-type="currency" office:value="0" table:style-name="ce4">
            <text:p>0,00 Kč</text:p>
          </table:table-cell>
          <table:table-cell office:value-type="currency" office:value="0" table:style-name="ce4">
            <text:p>0,00 Kč</text:p>
          </table:table-cell>
          <table:table-cell table:number-columns-repeated="16380"/>
        </table:table-row>
        <table:table-row table:style-name="ro1">
          <table:table-cell office:value-type="float" office:value="6118" table:style-name="ce1">
            <text:p>6118</text:p>
          </table:table-cell>
          <table:table-cell office:value-type="float" office:value="5019" table:style-name="ce1">
            <text:p>5019</text:p>
          </table:table-cell>
          <table:table-cell office:value-type="currency" office:value="0" table:style-name="ce4">
            <text:p>0,00 Kč</text:p>
          </table:table-cell>
          <table:table-cell office:value-type="currency" office:value="0" table:style-name="ce4">
            <text:p>0,00 Kč</text:p>
          </table:table-cell>
          <table:table-cell table:number-columns-repeated="16380"/>
        </table:table-row>
        <table:table-row table:style-name="ro1">
          <table:table-cell office:value-type="float" office:value="6118" table:style-name="ce1">
            <text:p>6118</text:p>
          </table:table-cell>
          <table:table-cell office:value-type="float" office:value="5021" table:style-name="ce1">
            <text:p>5021</text:p>
          </table:table-cell>
          <table:table-cell office:value-type="currency" office:value="200000" table:style-name="ce4">
            <text:p>200 000,00 Kč</text:p>
          </table:table-cell>
          <table:table-cell office:value-type="currency" office:value="2673800" table:style-name="ce4">
            <text:p>2 673 800,00 Kč</text:p>
          </table:table-cell>
          <table:table-cell table:number-columns-repeated="16380"/>
        </table:table-row>
        <table:table-row table:style-name="ro1">
          <table:table-cell office:value-type="float" office:value="6118" table:style-name="ce1">
            <text:p>6118</text:p>
          </table:table-cell>
          <table:table-cell office:value-type="float" office:value="5029" table:style-name="ce1">
            <text:p>5029</text:p>
          </table:table-cell>
          <table:table-cell office:value-type="currency" office:value="0" table:style-name="ce4">
            <text:p>0,00 Kč</text:p>
          </table:table-cell>
          <table:table-cell office:value-type="currency" office:value="0" table:style-name="ce4">
            <text:p>0,00 Kč</text:p>
          </table:table-cell>
          <table:table-cell table:number-columns-repeated="16380"/>
        </table:table-row>
        <table:table-row table:style-name="ro1">
          <table:table-cell office:value-type="float" office:value="6118" table:style-name="ce1">
            <text:p>6118</text:p>
          </table:table-cell>
          <table:table-cell office:value-type="float" office:value="5039" table:style-name="ce1">
            <text:p>5039</text:p>
          </table:table-cell>
          <table:table-cell office:value-type="currency" office:value="0" table:style-name="ce4">
            <text:p>0,00 Kč</text:p>
          </table:table-cell>
          <table:table-cell office:value-type="currency" office:value="0" table:style-name="ce4">
            <text:p>0,00 Kč</text:p>
          </table:table-cell>
          <table:table-cell table:number-columns-repeated="16380"/>
        </table:table-row>
        <table:table-row table:style-name="ro1">
          <table:table-cell office:value-type="float" office:value="6118" table:style-name="ce1">
            <text:p>6118</text:p>
          </table:table-cell>
          <table:table-cell office:value-type="float" office:value="5139" table:style-name="ce1">
            <text:p>5139</text:p>
          </table:table-cell>
          <table:table-cell office:value-type="currency" office:value="0" table:style-name="ce4">
            <text:p>0,00 Kč</text:p>
          </table:table-cell>
          <table:table-cell office:value-type="currency" office:value="25000" table:style-name="ce4">
            <text:p>25 000,00 Kč</text:p>
          </table:table-cell>
          <table:table-cell table:number-columns-repeated="16380"/>
        </table:table-row>
        <table:table-row table:style-name="ro1">
          <table:table-cell office:value-type="float" office:value="6118" table:style-name="ce1">
            <text:p>6118</text:p>
          </table:table-cell>
          <table:table-cell office:value-type="float" office:value="5161" table:style-name="ce1">
            <text:p>5161</text:p>
          </table:table-cell>
          <table:table-cell office:value-type="currency" office:value="0" table:style-name="ce4">
            <text:p>0,00 Kč</text:p>
          </table:table-cell>
          <table:table-cell office:value-type="currency" office:value="30000" table:style-name="ce4">
            <text:p>30 000,00 Kč</text:p>
          </table:table-cell>
          <table:table-cell table:number-columns-repeated="16380"/>
        </table:table-row>
        <table:table-row table:style-name="ro1">
          <table:table-cell office:value-type="float" office:value="6118" table:style-name="ce1">
            <text:p>6118</text:p>
          </table:table-cell>
          <table:table-cell office:value-type="float" office:value="5164" table:style-name="ce1">
            <text:p>5164</text:p>
          </table:table-cell>
          <table:table-cell office:value-type="currency" office:value="0" table:style-name="ce4">
            <text:p>0,00 Kč</text:p>
          </table:table-cell>
          <table:table-cell office:value-type="currency" office:value="170000" table:style-name="ce4">
            <text:p>170 000,00 Kč</text:p>
          </table:table-cell>
          <table:table-cell table:number-columns-repeated="16380"/>
        </table:table-row>
        <table:table-row table:style-name="ro1">
          <table:table-cell office:value-type="float" office:value="6118" table:style-name="ce1">
            <text:p>6118</text:p>
          </table:table-cell>
          <table:table-cell office:value-type="float" office:value="5168" table:style-name="ce1">
            <text:p>5168</text:p>
          </table:table-cell>
          <table:table-cell office:value-type="currency" office:value="0" table:style-name="ce4">
            <text:p>0,00 Kč</text:p>
          </table:table-cell>
          <table:table-cell office:value-type="currency" office:value="564200" table:style-name="ce4">
            <text:p>564 200,00 Kč</text:p>
          </table:table-cell>
          <table:table-cell table:number-columns-repeated="16380"/>
        </table:table-row>
        <table:table-row table:style-name="ro1">
          <table:table-cell office:value-type="float" office:value="6118" table:style-name="ce1">
            <text:p>6118</text:p>
          </table:table-cell>
          <table:table-cell office:value-type="float" office:value="5169" table:style-name="ce1">
            <text:p>5169</text:p>
          </table:table-cell>
          <table:table-cell office:value-type="currency" office:value="0" table:style-name="ce4">
            <text:p>0,00 Kč</text:p>
          </table:table-cell>
          <table:table-cell office:value-type="currency" office:value="520000" table:style-name="ce4">
            <text:p>520 000,00 Kč</text:p>
          </table:table-cell>
          <table:table-cell table:number-columns-repeated="16380"/>
        </table:table-row>
        <table:table-row table:style-name="ro1">
          <table:table-cell office:value-type="float" office:value="6118" table:style-name="ce1">
            <text:p>6118</text:p>
          </table:table-cell>
          <table:table-cell office:value-type="float" office:value="5173" table:style-name="ce1">
            <text:p>5173</text:p>
          </table:table-cell>
          <table:table-cell office:value-type="currency" office:value="0" table:style-name="ce4">
            <text:p>0,00 Kč</text:p>
          </table:table-cell>
          <table:table-cell office:value-type="currency" office:value="5000" table:style-name="ce4">
            <text:p>5 000,00 Kč</text:p>
          </table:table-cell>
          <table:table-cell table:number-columns-repeated="16380"/>
        </table:table-row>
        <table:table-row table:style-name="ro1">
          <table:table-cell office:value-type="float" office:value="6118" table:style-name="ce1">
            <text:p>6118</text:p>
          </table:table-cell>
          <table:table-cell office:value-type="float" office:value="5175" table:style-name="ce1">
            <text:p>5175</text:p>
          </table:table-cell>
          <table:table-cell office:value-type="currency" office:value="0" table:style-name="ce4">
            <text:p>0,00 Kč</text:p>
          </table:table-cell>
          <table:table-cell office:value-type="currency" office:value="10000" table:style-name="ce4">
            <text:p>10 000,00 Kč</text:p>
          </table:table-cell>
          <table:table-cell table:number-columns-repeated="16380"/>
        </table:table-row>
        <table:table-row table:style-name="ro1">
          <table:table-cell office:value-type="float" office:value="6118" table:style-name="ce1">
            <text:p>6118</text:p>
          </table:table-cell>
          <table:table-cell office:value-type="float" office:value="5182" table:style-name="ce1">
            <text:p>5182</text:p>
          </table:table-cell>
          <table:table-cell office:value-type="currency" office:value="0" table:style-name="ce4">
            <text:p>0,00 Kč</text:p>
          </table:table-cell>
          <table:table-cell office:value-type="currency" office:value="0" table:style-name="ce4">
            <text:p>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011" table:style-name="ce1">
            <text:p>5011</text:p>
          </table:table-cell>
          <table:table-cell office:value-type="currency" office:value="148000000" table:style-name="ce4">
            <text:p>148 000 000,00 Kč</text:p>
          </table:table-cell>
          <table:table-cell office:value-type="currency" office:value="148975000" table:style-name="ce4">
            <text:p>148 975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021" table:style-name="ce1">
            <text:p>5021</text:p>
          </table:table-cell>
          <table:table-cell office:value-type="currency" office:value="11750000" table:style-name="ce4">
            <text:p>11 750 000,00 Kč</text:p>
          </table:table-cell>
          <table:table-cell office:value-type="currency" office:value="12469100" table:style-name="ce4">
            <text:p>12 469 1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024" table:style-name="ce1">
            <text:p>5024</text:p>
          </table:table-cell>
          <table:table-cell office:value-type="currency" office:value="1000000" table:style-name="ce4">
            <text:p>1 000 000,00 Kč</text:p>
          </table:table-cell>
          <table:table-cell office:value-type="currency" office:value="1000000" table:style-name="ce4">
            <text:p>1 0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031" table:style-name="ce1">
            <text:p>5031</text:p>
          </table:table-cell>
          <table:table-cell office:value-type="currency" office:value="39825000" table:style-name="ce4">
            <text:p>39 825 000,00 Kč</text:p>
          </table:table-cell>
          <table:table-cell office:value-type="currency" office:value="40200800" table:style-name="ce4">
            <text:p>40 200 8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032" table:style-name="ce1">
            <text:p>5032</text:p>
          </table:table-cell>
          <table:table-cell office:value-type="currency" office:value="14439000" table:style-name="ce4">
            <text:p>14 439 000,00 Kč</text:p>
          </table:table-cell>
          <table:table-cell office:value-type="currency" office:value="14581300" table:style-name="ce4">
            <text:p>14 581 3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038" table:style-name="ce1">
            <text:p>5038</text:p>
          </table:table-cell>
          <table:table-cell office:value-type="currency" office:value="700000" table:style-name="ce4">
            <text:p>700 000,00 Kč</text:p>
          </table:table-cell>
          <table:table-cell office:value-type="currency" office:value="702000" table:style-name="ce4">
            <text:p>702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34" table:style-name="ce1">
            <text:p>5134</text:p>
          </table:table-cell>
          <table:table-cell office:value-type="currency" office:value="15000" table:style-name="ce4">
            <text:p>15 000,00 Kč</text:p>
          </table:table-cell>
          <table:table-cell office:value-type="currency" office:value="15000" table:style-name="ce4">
            <text:p>15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36" table:style-name="ce1">
            <text:p>5136</text:p>
          </table:table-cell>
          <table:table-cell office:value-type="currency" office:value="200000" table:style-name="ce4">
            <text:p>200 000,00 Kč</text:p>
          </table:table-cell>
          <table:table-cell office:value-type="currency" office:value="200000" table:style-name="ce4">
            <text:p>2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37" table:style-name="ce1">
            <text:p>5137</text:p>
          </table:table-cell>
          <table:table-cell office:value-type="currency" office:value="100000" table:style-name="ce4">
            <text:p>100 000,00 Kč</text:p>
          </table:table-cell>
          <table:table-cell office:value-type="currency" office:value="110000" table:style-name="ce4">
            <text:p>11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37" table:style-name="ce1">
            <text:p>5137</text:p>
          </table:table-cell>
          <table:table-cell office:value-type="currency" office:value="3100000" table:style-name="ce4">
            <text:p>3 100 000,00 Kč</text:p>
          </table:table-cell>
          <table:table-cell office:value-type="currency" office:value="3100000" table:style-name="ce4">
            <text:p>3 1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39" table:style-name="ce1">
            <text:p>5139</text:p>
          </table:table-cell>
          <table:table-cell office:value-type="currency" office:value="100000" table:style-name="ce4">
            <text:p>100 000,00 Kč</text:p>
          </table:table-cell>
          <table:table-cell office:value-type="currency" office:value="110000" table:style-name="ce4">
            <text:p>11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39" table:style-name="ce1">
            <text:p>5139</text:p>
          </table:table-cell>
          <table:table-cell office:value-type="currency" office:value="3800000" table:style-name="ce4">
            <text:p>3 800 000,00 Kč</text:p>
          </table:table-cell>
          <table:table-cell office:value-type="currency" office:value="3800000" table:style-name="ce4">
            <text:p>3 8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42" table:style-name="ce1">
            <text:p>5142</text:p>
          </table:table-cell>
          <table:table-cell office:value-type="currency" office:value="1000" table:style-name="ce4">
            <text:p>1 000,00 Kč</text:p>
          </table:table-cell>
          <table:table-cell office:value-type="currency" office:value="1000" table:style-name="ce4">
            <text:p>1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51" table:style-name="ce1">
            <text:p>5151</text:p>
          </table:table-cell>
          <table:table-cell office:value-type="currency" office:value="900000" table:style-name="ce4">
            <text:p>900 000,00 Kč</text:p>
          </table:table-cell>
          <table:table-cell office:value-type="currency" office:value="900000" table:style-name="ce4">
            <text:p>9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52" table:style-name="ce1">
            <text:p>5152</text:p>
          </table:table-cell>
          <table:table-cell office:value-type="currency" office:value="400000" table:style-name="ce4">
            <text:p>400 000,00 Kč</text:p>
          </table:table-cell>
          <table:table-cell office:value-type="currency" office:value="400000" table:style-name="ce4">
            <text:p>4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53" table:style-name="ce1">
            <text:p>5153</text:p>
          </table:table-cell>
          <table:table-cell office:value-type="currency" office:value="3500000" table:style-name="ce4">
            <text:p>3 500 000,00 Kč</text:p>
          </table:table-cell>
          <table:table-cell office:value-type="currency" office:value="3500000" table:style-name="ce4">
            <text:p>3 5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54" table:style-name="ce1">
            <text:p>5154</text:p>
          </table:table-cell>
          <table:table-cell office:value-type="currency" office:value="4000000" table:style-name="ce4">
            <text:p>4 000 000,00 Kč</text:p>
          </table:table-cell>
          <table:table-cell office:value-type="currency" office:value="4000000" table:style-name="ce4">
            <text:p>4 0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56" table:style-name="ce1">
            <text:p>5156</text:p>
          </table:table-cell>
          <table:table-cell office:value-type="currency" office:value="450000" table:style-name="ce4">
            <text:p>450 000,00 Kč</text:p>
          </table:table-cell>
          <table:table-cell office:value-type="currency" office:value="450000" table:style-name="ce4">
            <text:p>45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1" table:style-name="ce1">
            <text:p>5161</text:p>
          </table:table-cell>
          <table:table-cell office:value-type="currency" office:value="1800000" table:style-name="ce4">
            <text:p>1 800 000,00 Kč</text:p>
          </table:table-cell>
          <table:table-cell office:value-type="currency" office:value="1800000" table:style-name="ce4">
            <text:p>1 8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2" table:style-name="ce1">
            <text:p>5162</text:p>
          </table:table-cell>
          <table:table-cell office:value-type="currency" office:value="3800000" table:style-name="ce4">
            <text:p>3 800 000,00 Kč</text:p>
          </table:table-cell>
          <table:table-cell office:value-type="currency" office:value="3800000" table:style-name="ce4">
            <text:p>3 8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3" table:style-name="ce1">
            <text:p>5163</text:p>
          </table:table-cell>
          <table:table-cell office:value-type="currency" office:value="300000" table:style-name="ce4">
            <text:p>300 000,00 Kč</text:p>
          </table:table-cell>
          <table:table-cell office:value-type="currency" office:value="300000" table:style-name="ce4">
            <text:p>3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4" table:style-name="ce1">
            <text:p>5164</text:p>
          </table:table-cell>
          <table:table-cell office:value-type="currency" office:value="400000" table:style-name="ce4">
            <text:p>400 000,00 Kč</text:p>
          </table:table-cell>
          <table:table-cell office:value-type="currency" office:value="400000" table:style-name="ce4">
            <text:p>4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6" table:style-name="ce1">
            <text:p>5166</text:p>
          </table:table-cell>
          <table:table-cell office:value-type="currency" office:value="1410000" table:style-name="ce4">
            <text:p>1 410 000,00 Kč</text:p>
          </table:table-cell>
          <table:table-cell office:value-type="currency" office:value="1617200" table:style-name="ce4">
            <text:p>1 617 2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6" table:style-name="ce1">
            <text:p>5166</text:p>
          </table:table-cell>
          <table:table-cell office:value-type="currency" office:value="4400000" table:style-name="ce4">
            <text:p>4 400 000,00 Kč</text:p>
          </table:table-cell>
          <table:table-cell office:value-type="currency" office:value="4400000" table:style-name="ce4">
            <text:p>4 4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6" table:style-name="ce1">
            <text:p>5166</text:p>
          </table:table-cell>
          <table:table-cell office:value-type="currency" office:value="1760000" table:style-name="ce4">
            <text:p>1 760 000,00 Kč</text:p>
          </table:table-cell>
          <table:table-cell office:value-type="currency" office:value="1760000" table:style-name="ce4">
            <text:p>1 76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7" table:style-name="ce1">
            <text:p>5167</text:p>
          </table:table-cell>
          <table:table-cell office:value-type="currency" office:value="3500000" table:style-name="ce4">
            <text:p>3 500 000,00 Kč</text:p>
          </table:table-cell>
          <table:table-cell office:value-type="currency" office:value="3658800" table:style-name="ce4">
            <text:p>3 658 8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8" table:style-name="ce1">
            <text:p>5168</text:p>
          </table:table-cell>
          <table:table-cell office:value-type="currency" office:value="547000" table:style-name="ce4">
            <text:p>547 000,00 Kč</text:p>
          </table:table-cell>
          <table:table-cell office:value-type="currency" office:value="547000" table:style-name="ce4">
            <text:p>547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8" table:style-name="ce1">
            <text:p>5168</text:p>
          </table:table-cell>
          <table:table-cell office:value-type="currency" office:value="14000000" table:style-name="ce4">
            <text:p>14 000 000,00 Kč</text:p>
          </table:table-cell>
          <table:table-cell office:value-type="currency" office:value="15000000" table:style-name="ce4">
            <text:p>15 0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9" table:style-name="ce1">
            <text:p>5169</text:p>
          </table:table-cell>
          <table:table-cell office:value-type="currency" office:value="460000" table:style-name="ce4">
            <text:p>460 000,00 Kč</text:p>
          </table:table-cell>
          <table:table-cell office:value-type="currency" office:value="517799.99999999994" table:style-name="ce4">
            <text:p>517 8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9" table:style-name="ce1">
            <text:p>5169</text:p>
          </table:table-cell>
          <table:table-cell office:value-type="currency" office:value="80000" table:style-name="ce4">
            <text:p>80 000,00 Kč</text:p>
          </table:table-cell>
          <table:table-cell office:value-type="currency" office:value="80000" table:style-name="ce4">
            <text:p>8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69" table:style-name="ce1">
            <text:p>5169</text:p>
          </table:table-cell>
          <table:table-cell office:value-type="currency" office:value="18000000" table:style-name="ce4">
            <text:p>18 000 000,00 Kč</text:p>
          </table:table-cell>
          <table:table-cell office:value-type="currency" office:value="18000000" table:style-name="ce4">
            <text:p>18 0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71" table:style-name="ce1">
            <text:p>5171</text:p>
          </table:table-cell>
          <table:table-cell office:value-type="currency" office:value="13200000" table:style-name="ce4">
            <text:p>13 200 000,00 Kč</text:p>
          </table:table-cell>
          <table:table-cell office:value-type="currency" office:value="11649000" table:style-name="ce4">
            <text:p>11 649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72" table:style-name="ce1">
            <text:p>5172</text:p>
          </table:table-cell>
          <table:table-cell office:value-type="currency" office:value="200000" table:style-name="ce4">
            <text:p>200 000,00 Kč</text:p>
          </table:table-cell>
          <table:table-cell office:value-type="currency" office:value="200000" table:style-name="ce4">
            <text:p>2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73" table:style-name="ce1">
            <text:p>5173</text:p>
          </table:table-cell>
          <table:table-cell office:value-type="currency" office:value="0" table:style-name="ce4">
            <text:p>0,00 Kč</text:p>
          </table:table-cell>
          <table:table-cell office:value-type="currency" office:value="0" table:style-name="ce4">
            <text:p>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73" table:style-name="ce1">
            <text:p>5173</text:p>
          </table:table-cell>
          <table:table-cell office:value-type="currency" office:value="150000" table:style-name="ce4">
            <text:p>150 000,00 Kč</text:p>
          </table:table-cell>
          <table:table-cell office:value-type="currency" office:value="250000" table:style-name="ce4">
            <text:p>25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75" table:style-name="ce1">
            <text:p>5175</text:p>
          </table:table-cell>
          <table:table-cell office:value-type="currency" office:value="26000" table:style-name="ce4">
            <text:p>26 000,00 Kč</text:p>
          </table:table-cell>
          <table:table-cell office:value-type="currency" office:value="31000" table:style-name="ce4">
            <text:p>31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75" table:style-name="ce1">
            <text:p>5175</text:p>
          </table:table-cell>
          <table:table-cell office:value-type="currency" office:value="260000" table:style-name="ce4">
            <text:p>260 000,00 Kč</text:p>
          </table:table-cell>
          <table:table-cell office:value-type="currency" office:value="260000" table:style-name="ce4">
            <text:p>26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78" table:style-name="ce1">
            <text:p>5178</text:p>
          </table:table-cell>
          <table:table-cell office:value-type="currency" office:value="300000" table:style-name="ce4">
            <text:p>300 000,00 Kč</text:p>
          </table:table-cell>
          <table:table-cell office:value-type="currency" office:value="300000" table:style-name="ce4">
            <text:p>3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79" table:style-name="ce1">
            <text:p>5179</text:p>
          </table:table-cell>
          <table:table-cell office:value-type="currency" office:value="5000" table:style-name="ce4">
            <text:p>5 000,00 Kč</text:p>
          </table:table-cell>
          <table:table-cell office:value-type="currency" office:value="5000" table:style-name="ce4">
            <text:p>5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82" table:style-name="ce1">
            <text:p>5182</text:p>
          </table:table-cell>
          <table:table-cell office:value-type="currency" office:value="0" table:style-name="ce4">
            <text:p>0,00 Kč</text:p>
          </table:table-cell>
          <table:table-cell office:value-type="currency" office:value="0" table:style-name="ce4">
            <text:p>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92" table:style-name="ce1">
            <text:p>5192</text:p>
          </table:table-cell>
          <table:table-cell office:value-type="currency" office:value="200000" table:style-name="ce4">
            <text:p>200 000,00 Kč</text:p>
          </table:table-cell>
          <table:table-cell office:value-type="currency" office:value="200000" table:style-name="ce4">
            <text:p>2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92" table:style-name="ce1">
            <text:p>5192</text:p>
          </table:table-cell>
          <table:table-cell office:value-type="currency" office:value="30000" table:style-name="ce4">
            <text:p>30 000,00 Kč</text:p>
          </table:table-cell>
          <table:table-cell office:value-type="currency" office:value="30000" table:style-name="ce4">
            <text:p>3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94" table:style-name="ce1">
            <text:p>5194</text:p>
          </table:table-cell>
          <table:table-cell office:value-type="currency" office:value="2000" table:style-name="ce4">
            <text:p>2 000,00 Kč</text:p>
          </table:table-cell>
          <table:table-cell office:value-type="currency" office:value="2000" table:style-name="ce4">
            <text:p>2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195" table:style-name="ce1">
            <text:p>5195</text:p>
          </table:table-cell>
          <table:table-cell office:value-type="currency" office:value="538000" table:style-name="ce4">
            <text:p>538 000,00 Kč</text:p>
          </table:table-cell>
          <table:table-cell office:value-type="currency" office:value="518000" table:style-name="ce4">
            <text:p>518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361" table:style-name="ce1">
            <text:p>5361</text:p>
          </table:table-cell>
          <table:table-cell office:value-type="currency" office:value="20000" table:style-name="ce4">
            <text:p>20 000,00 Kč</text:p>
          </table:table-cell>
          <table:table-cell office:value-type="currency" office:value="20000" table:style-name="ce4">
            <text:p>2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362" table:style-name="ce1">
            <text:p>5362</text:p>
          </table:table-cell>
          <table:table-cell office:value-type="currency" office:value="50000" table:style-name="ce4">
            <text:p>50 000,00 Kč</text:p>
          </table:table-cell>
          <table:table-cell office:value-type="currency" office:value="50000" table:style-name="ce4">
            <text:p>5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424" table:style-name="ce1">
            <text:p>5424</text:p>
          </table:table-cell>
          <table:table-cell office:value-type="currency" office:value="600000" table:style-name="ce4">
            <text:p>600 000,00 Kč</text:p>
          </table:table-cell>
          <table:table-cell office:value-type="currency" office:value="600000" table:style-name="ce4">
            <text:p>6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499" table:style-name="ce1">
            <text:p>5499</text:p>
          </table:table-cell>
          <table:table-cell office:value-type="currency" office:value="2805000" table:style-name="ce4">
            <text:p>2 805 000,00 Kč</text:p>
          </table:table-cell>
          <table:table-cell office:value-type="currency" office:value="2805000" table:style-name="ce4">
            <text:p>2 805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660" table:style-name="ce1">
            <text:p>5660</text:p>
          </table:table-cell>
          <table:table-cell office:value-type="currency" office:value="200000" table:style-name="ce4">
            <text:p>200 000,00 Kč</text:p>
          </table:table-cell>
          <table:table-cell office:value-type="currency" office:value="200000" table:style-name="ce4">
            <text:p>2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901" table:style-name="ce1">
            <text:p>5901</text:p>
          </table:table-cell>
          <table:table-cell office:value-type="currency" office:value="2000000" table:style-name="ce4">
            <text:p>2 000 000,00 Kč</text:p>
          </table:table-cell>
          <table:table-cell office:value-type="currency" office:value="1000000" table:style-name="ce4">
            <text:p>1 0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5909" table:style-name="ce1">
            <text:p>5909</text:p>
          </table:table-cell>
          <table:table-cell office:value-type="currency" office:value="1000" table:style-name="ce4">
            <text:p>1 000,00 Kč</text:p>
          </table:table-cell>
          <table:table-cell office:value-type="currency" office:value="1000" table:style-name="ce4">
            <text:p>1 000,00 Kč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6171" table:style-name="ce1">
            <text:p>6171</text:p>
          </table:table-cell>
          <table:table-cell office:value-type="float" office:value="6111" table:style-name="ce1">
            <text:p>6111</text:p>
          </table:table-cell>
          <table:table-cell office:value-type="currency" office:value="2385000" table:style-name="ce5">
            <text:p>2 385 000,00 Kč</text:p>
          </table:table-cell>
          <table:table-cell office:value-type="currency" office:value="2385000" table:style-name="ce5">
            <text:p>2 385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6121" table:style-name="ce1">
            <text:p>6121</text:p>
          </table:table-cell>
          <table:table-cell office:value-type="currency" office:value="34965000" table:style-name="ce5">
            <text:p>34 965 000,00 Kč</text:p>
          </table:table-cell>
          <table:table-cell office:value-type="currency" office:value="34965000" table:style-name="ce5">
            <text:p>34 965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6121" table:style-name="ce1">
            <text:p>6121</text:p>
          </table:table-cell>
          <table:table-cell office:value-type="currency" office:value="5680000" table:style-name="ce5">
            <text:p>5 680 000,00 Kč</text:p>
          </table:table-cell>
          <table:table-cell office:value-type="currency" office:value="5680000" table:style-name="ce5">
            <text:p>5 68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6121" table:style-name="ce1">
            <text:p>6121</text:p>
          </table:table-cell>
          <table:table-cell office:value-type="currency" office:value="7073000" table:style-name="ce5">
            <text:p>7 073 000,00 Kč</text:p>
          </table:table-cell>
          <table:table-cell office:value-type="currency" office:value="7073000" table:style-name="ce5">
            <text:p>7 073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6121" table:style-name="ce1">
            <text:p>6121</text:p>
          </table:table-cell>
          <table:table-cell office:value-type="currency" office:value="3803000" table:style-name="ce5">
            <text:p>3 803 000,00 Kč</text:p>
          </table:table-cell>
          <table:table-cell office:value-type="currency" office:value="3803000" table:style-name="ce5">
            <text:p>3 803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6121" table:style-name="ce1">
            <text:p>6121</text:p>
          </table:table-cell>
          <table:table-cell office:value-type="currency" office:value="51521000" table:style-name="ce5">
            <text:p>51 521 000,00 Kč</text:p>
          </table:table-cell>
          <table:table-cell office:value-type="currency" office:value="51521000" table:style-name="ce5">
            <text:p>51 521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6121" table:style-name="ce1">
            <text:p>6121</text:p>
          </table:table-cell>
          <table:table-cell office:value-type="currency" office:value="2083000" table:style-name="ce5">
            <text:p>2 083 000,00 Kč</text:p>
          </table:table-cell>
          <table:table-cell office:value-type="currency" office:value="2083000" table:style-name="ce5">
            <text:p>2 083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6121" table:style-name="ce1">
            <text:p>6121</text:p>
          </table:table-cell>
          <table:table-cell office:value-type="currency" office:value="42471000" table:style-name="ce5">
            <text:p>42 471 000,00 Kč</text:p>
          </table:table-cell>
          <table:table-cell office:value-type="currency" office:value="43411000" table:style-name="ce5">
            <text:p>43 411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6121" table:style-name="ce1">
            <text:p>6121</text:p>
          </table:table-cell>
          <table:table-cell office:value-type="currency" office:value="357000" table:style-name="ce5">
            <text:p>357 000,00 Kč</text:p>
          </table:table-cell>
          <table:table-cell office:value-type="currency" office:value="357000" table:style-name="ce5">
            <text:p>357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6121" table:style-name="ce1">
            <text:p>6121</text:p>
          </table:table-cell>
          <table:table-cell office:value-type="currency" office:value="20500000" table:style-name="ce5">
            <text:p>20 500 000,00 Kč</text:p>
          </table:table-cell>
          <table:table-cell office:value-type="currency" office:value="20500000" table:style-name="ce5">
            <text:p>20 500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6121" table:style-name="ce1">
            <text:p>6121</text:p>
          </table:table-cell>
          <table:table-cell office:value-type="currency" office:value="605000" table:style-name="ce5">
            <text:p>605 000,00 Kč</text:p>
          </table:table-cell>
          <table:table-cell office:value-type="currency" office:value="605000" table:style-name="ce5">
            <text:p>605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6121" table:style-name="ce1">
            <text:p>6121</text:p>
          </table:table-cell>
          <table:table-cell office:value-type="currency" office:value="463000" table:style-name="ce5">
            <text:p>463 000,00 Kč</text:p>
          </table:table-cell>
          <table:table-cell office:value-type="currency" office:value="463000" table:style-name="ce5">
            <text:p>463 000,00 Kč</text:p>
          </table:table-cell>
          <table:table-cell table:number-columns-repeated="16380"/>
        </table:table-row>
        <table:table-row table:style-name="ro1">
          <table:table-cell office:value-type="float" office:value="6171" table:style-name="ce1">
            <text:p>6171</text:p>
          </table:table-cell>
          <table:table-cell office:value-type="float" office:value="6121" table:style-name="ce1">
            <text:p>6121</text:p>
          </table:table-cell>
          <table:table-cell office:value-type="currency" office:value="66479000" table:style-name="ce5">
            <text:p>66 479 000,00 Kč</text:p>
          </table:table-cell>
          <table:table-cell office:value-type="currency" office:value="67419000" table:style-name="ce5">
            <text:p>67 419 000,00 Kč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6171" table:style-name="ce1">
            <text:p>6171</text:p>
          </table:table-cell>
          <table:table-cell office:value-type="float" office:value="6125" table:style-name="ce1">
            <text:p>6125</text:p>
          </table:table-cell>
          <table:table-cell office:value-type="currency" office:value="1698000" table:style-name="ce5">
            <text:p>1 698 000,00 Kč</text:p>
          </table:table-cell>
          <table:table-cell office:value-type="currency" office:value="2249000" table:style-name="ce5">
            <text:p>2 249 000,00 Kč</text:p>
          </table:table-cell>
          <table:table-cell table:number-columns-repeated="16380"/>
        </table:table-row>
        <table:table-row table:style-name="ro1">
          <table:table-cell office:value-type="float" office:value="6310" table:style-name="ce1">
            <text:p>6310</text:p>
          </table:table-cell>
          <table:table-cell office:value-type="float" office:value="5163" table:style-name="ce1">
            <text:p>5163</text:p>
          </table:table-cell>
          <table:table-cell office:value-type="currency" office:value="200000" table:style-name="ce4">
            <text:p>200 000,00 Kč</text:p>
          </table:table-cell>
          <table:table-cell office:value-type="currency" office:value="200000" table:style-name="ce4">
            <text:p>200 000,00 Kč</text:p>
          </table:table-cell>
          <table:table-cell table:number-columns-repeated="16380"/>
        </table:table-row>
        <table:table-row table:style-name="ro1">
          <table:table-cell office:value-type="float" office:value="6310" table:style-name="ce1">
            <text:p>6310</text:p>
          </table:table-cell>
          <table:table-cell office:value-type="float" office:value="5168" table:style-name="ce1">
            <text:p>5168</text:p>
          </table:table-cell>
          <table:table-cell office:value-type="currency" office:value="150000" table:style-name="ce4">
            <text:p>150 000,00 Kč</text:p>
          </table:table-cell>
          <table:table-cell office:value-type="currency" office:value="150000" table:style-name="ce4">
            <text:p>150 000,00 Kč</text:p>
          </table:table-cell>
          <table:table-cell table:number-columns-repeated="16380"/>
        </table:table-row>
        <table:table-row table:style-name="ro1">
          <table:table-cell office:value-type="float" office:value="6320" table:style-name="ce1">
            <text:p>6320</text:p>
          </table:table-cell>
          <table:table-cell office:value-type="float" office:value="5163" table:style-name="ce1">
            <text:p>5163</text:p>
          </table:table-cell>
          <table:table-cell office:value-type="currency" office:value="110000" table:style-name="ce4">
            <text:p>110 000,00 Kč</text:p>
          </table:table-cell>
          <table:table-cell office:value-type="currency" office:value="110000" table:style-name="ce4">
            <text:p>110 000,00 Kč</text:p>
          </table:table-cell>
          <table:table-cell table:number-columns-repeated="16380"/>
        </table:table-row>
        <table:table-row table:style-name="ro1">
          <table:table-cell office:value-type="float" office:value="6330" table:style-name="ce1">
            <text:p>6330</text:p>
          </table:table-cell>
          <table:table-cell office:value-type="float" office:value="5347" table:style-name="ce1">
            <text:p>5347</text:p>
          </table:table-cell>
          <table:table-cell office:value-type="currency" office:value="0" table:style-name="ce4">
            <text:p>0,00 Kč</text:p>
          </table:table-cell>
          <table:table-cell office:value-type="currency" office:value="0" table:style-name="ce4">
            <text:p>0,00 Kč</text:p>
          </table:table-cell>
          <table:table-cell table:number-columns-repeated="16380"/>
        </table:table-row>
        <table:table-row table:style-name="ro1">
          <table:table-cell office:value-type="float" office:value="6409" table:style-name="ce1">
            <text:p>6409</text:p>
          </table:table-cell>
          <table:table-cell office:value-type="float" office:value="5909" table:style-name="ce1">
            <text:p>5909</text:p>
          </table:table-cell>
          <table:table-cell office:value-type="currency" office:value="0" table:style-name="ce4">
            <text:p>0,00 Kč</text:p>
          </table:table-cell>
          <table:table-cell office:value-type="currency" office:value="0" table:style-name="ce4">
            <text:p>0,00 Kč</text:p>
          </table:table-cell>
          <table:table-cell table:number-columns-repeated="16380"/>
        </table:table-row>
        <table:table-row table:number-rows-repeated="1048186" table:style-name="ro1">
          <table:table-cell table:number-columns-repeated="16384"/>
        </table:table-row>
      </table:table>
      <table:database-ranges>
        <table:database-range table:target-range-address="GOR4DF1.A1:GOR4DF1.G390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">
      <number:number number:decimal-places="2" number:min-integer-digits="1" number:grouping="true"/>
      <number:text> </number:text>
      <number:currency-symbol>Kč</number:currency-symbol>
    </number:currency-style>
    <number:currency-style style:name="N37">
      <number:number number:decimal-places="2" number:min-integer-digits="1" number:grouping="true"/>
      <number:text> </number:text>
      <number:currency-symbol>Kč</number:currency-symbol>
    </number:currency-style>
    <style:style style:name="_50_0_32__37__32__8211__32_Zv_253_razn_283_n_237_1" style:display-name="20 % – Zvýraznění1" style:family="table-cell" style:data-style-name="N0">
      <style:table-cell-properties fo:background-color="#D9E1F2"/>
    </style:style>
    <style:style style:name="_50_0_32__37__32__8211__32_Zv_253_razn_283_n_237_2" style:display-name="20 % – Zvýraznění2" style:family="table-cell" style:data-style-name="N0">
      <style:table-cell-properties fo:background-color="#FCE4D6"/>
    </style:style>
    <style:style style:name="_50_0_32__37__32__8211__32_Zv_253_razn_283_n_237_3" style:display-name="20 % – Zvýraznění3" style:family="table-cell" style:data-style-name="N0">
      <style:table-cell-properties fo:background-color="#EDEDED"/>
    </style:style>
    <style:style style:name="_50_0_32__37__32__8211__32_Zv_253_razn_283_n_237_4" style:display-name="20 % – Zvýraznění4" style:family="table-cell" style:data-style-name="N0">
      <style:table-cell-properties fo:background-color="#FFF2CC"/>
    </style:style>
    <style:style style:name="_50_0_32__37__32__8211__32_Zv_253_razn_283_n_237_5" style:display-name="20 % – Zvýraznění5" style:family="table-cell" style:data-style-name="N0">
      <style:table-cell-properties fo:background-color="#DDEBF7"/>
    </style:style>
    <style:style style:name="_50_0_32__37__32__8211__32_Zv_253_razn_283_n_237_6" style:display-name="20 % – Zvýraznění6" style:family="table-cell" style:data-style-name="N0">
      <style:table-cell-properties fo:background-color="#E2EFDA"/>
    </style:style>
    <style:style style:name="_52_0_32__37__32__8211__32_Zv_253_razn_283_n_237_1" style:display-name="40 % – Zvýraznění1" style:family="table-cell" style:data-style-name="N0">
      <style:table-cell-properties fo:background-color="#B4C6E7"/>
    </style:style>
    <style:style style:name="_52_0_32__37__32__8211__32_Zv_253_razn_283_n_237_2" style:display-name="40 % – Zvýraznění2" style:family="table-cell" style:data-style-name="N0">
      <style:table-cell-properties fo:background-color="#F8CBAD"/>
    </style:style>
    <style:style style:name="_52_0_32__37__32__8211__32_Zv_253_razn_283_n_237_3" style:display-name="40 % – Zvýraznění3" style:family="table-cell" style:data-style-name="N0">
      <style:table-cell-properties fo:background-color="#DBDBDB"/>
    </style:style>
    <style:style style:name="_52_0_32__37__32__8211__32_Zv_253_razn_283_n_237_4" style:display-name="40 % – Zvýraznění4" style:family="table-cell" style:data-style-name="N0">
      <style:table-cell-properties fo:background-color="#FFE699"/>
    </style:style>
    <style:style style:name="_52_0_32__37__32__8211__32_Zv_253_razn_283_n_237_5" style:display-name="40 % – Zvýraznění5" style:family="table-cell" style:data-style-name="N0">
      <style:table-cell-properties fo:background-color="#BDD7EE"/>
    </style:style>
    <style:style style:name="_52_0_32__37__32__8211__32_Zv_253_razn_283_n_237_6" style:display-name="40 % – Zvýraznění6" style:family="table-cell" style:data-style-name="N0">
      <style:table-cell-properties fo:background-color="#C6E0B4"/>
    </style:style>
    <style:style style:name="_54_0_32__37__32__8211__32_Zv_253_razn_283_n_237_1" style:display-name="60 % – Zvýraznění1" style:family="table-cell" style:data-style-name="N0">
      <style:table-cell-properties fo:background-color="#8EA9DB"/>
    </style:style>
    <style:style style:name="_54_0_32__37__32__8211__32_Zv_253_razn_283_n_237_2" style:display-name="60 % – Zvýraznění2" style:family="table-cell" style:data-style-name="N0">
      <style:table-cell-properties fo:background-color="#F4B084"/>
    </style:style>
    <style:style style:name="_54_0_32__37__32__8211__32_Zv_253_razn_283_n_237_3" style:display-name="60 % – Zvýraznění3" style:family="table-cell" style:data-style-name="N0">
      <style:table-cell-properties fo:background-color="#C9C9C9"/>
    </style:style>
    <style:style style:name="_54_0_32__37__32__8211__32_Zv_253_razn_283_n_237_4" style:display-name="60 % – Zvýraznění4" style:family="table-cell" style:data-style-name="N0">
      <style:table-cell-properties fo:background-color="#FFD966"/>
    </style:style>
    <style:style style:name="_54_0_32__37__32__8211__32_Zv_253_razn_283_n_237_5" style:display-name="60 % – Zvýraznění5" style:family="table-cell" style:data-style-name="N0">
      <style:table-cell-properties fo:background-color="#9BC2E6"/>
    </style:style>
    <style:style style:name="_54_0_32__37__32__8211__32_Zv_253_razn_283_n_237_6" style:display-name="60 % – Zvýraznění6" style:family="table-cell" style:data-style-name="N0">
      <style:table-cell-properties fo:background-color="#A9D08E"/>
    </style:style>
    <style:style style:name="Celkem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Kontroln_237__32_bu_328_ka" style:display-name="Kontrolní buňka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Nadpis_32_1" style:display-name="Nadpis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Nadpis_32_2" style:display-name="Nadpis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Nadpis_32_3" style:display-name="Nadpis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Nadpis_32_4" style:display-name="Nadpis 4" style:family="table-cell" style:data-style-name="N0">
      <style:text-properties fo:color="#44546A" fo:font-weight="bold" style:font-weight-asian="bold" style:font-weight-complex="bold"/>
    </style:style>
    <style:style style:name="N_225_zev" style:display-name="Název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Neutr_225_ln_237_" style:display-name="Neutrální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zn_225_mka" style:display-name="Poznámka" style:family="table-cell" style:data-style-name="N0">
      <style:table-cell-properties fo:border="thin solid #B2B2B2" fo:background-color="#FFFFCC"/>
    </style:style>
    <style:style style:name="Propojen_225__32_bu_328_ka" style:display-name="Propojená buňk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Spr_225_vn_283_" style:display-name="Správně" style:family="table-cell" style:data-style-name="N0">
      <style:table-cell-properties fo:background-color="#C6EFCE"/>
      <style:text-properties fo:color="#006100"/>
    </style:style>
    <style:style style:name="_352_patn_283_" style:display-name="Špatně" style:family="table-cell" style:data-style-name="N0">
      <style:table-cell-properties fo:background-color="#FFC7CE"/>
      <style:text-properties fo:color="#9C0006"/>
    </style:style>
    <style:style style:name="Text_32_upozorn_283_n_237_" style:display-name="Text upozornění" style:family="table-cell" style:data-style-name="N0">
      <style:text-properties fo:color="#FF0000"/>
    </style:style>
    <style:style style:name="Vstup" style:family="table-cell" style:data-style-name="N0">
      <style:table-cell-properties fo:border="thin solid #7F7F7F" fo:background-color="#FFCC99"/>
      <style:text-properties fo:color="#3F3F76"/>
    </style:style>
    <style:style style:name="V_253_po_269_et" style:display-name="Výpočet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V_253_stup" style:display-name="Výstup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Vysv_283_tluj_237_c_237__32_text" style:display-name="Vysvětlující text" style:family="table-cell" style:data-style-name="N0">
      <style:text-properties fo:color="#7F7F7F" fo:font-style="italic" style:font-style-asian="italic" style:font-style-complex="italic"/>
    </style:style>
    <style:style style:name="Zv_253_razn_283_n_237__32_1" style:display-name="Zvýraznění 1" style:family="table-cell" style:data-style-name="N0">
      <style:table-cell-properties fo:background-color="#4472C4"/>
      <style:text-properties fo:color="#FFFFFF"/>
    </style:style>
    <style:style style:name="Zv_253_razn_283_n_237__32_2" style:display-name="Zvýraznění 2" style:family="table-cell" style:data-style-name="N0">
      <style:table-cell-properties fo:background-color="#ED7D31"/>
      <style:text-properties fo:color="#FFFFFF"/>
    </style:style>
    <style:style style:name="Zv_253_razn_283_n_237__32_3" style:display-name="Zvýraznění 3" style:family="table-cell" style:data-style-name="N0">
      <style:table-cell-properties fo:background-color="#A5A5A5"/>
      <style:text-properties fo:color="#FFFFFF"/>
    </style:style>
    <style:style style:name="Zv_253_razn_283_n_237__32_4" style:display-name="Zvýraznění 4" style:family="table-cell" style:data-style-name="N0">
      <style:table-cell-properties fo:background-color="#FFC000"/>
      <style:text-properties fo:color="#FFFFFF"/>
    </style:style>
    <style:style style:name="Zv_253_razn_283_n_237__32_5" style:display-name="Zvýraznění 5" style:family="table-cell" style:data-style-name="N0">
      <style:table-cell-properties fo:background-color="#5B9BD5"/>
      <style:text-properties fo:color="#FFFFFF"/>
    </style:style>
    <style:style style:name="Zv_253_razn_283_n_237__32_6" style:display-name="Zvýraznění 6" style:family="table-cell" style:data-style-name="N0">
      <style:table-cell-properties fo:background-color="#70AD47"/>
      <style:text-properties fo:color="#FFFFFF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4921259845in" fo:margin-bottom="0.492125984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5in" fo:margin-left="0.787401575in" fo:margin-right="0.787401575in" fo:margin-bottom="0in"/>
      </style:header-style>
      <style:footer-style>
        <style:header-footer-properties fo:min-height="0.4921259845in" fo:margin-left="0.787401575in" fo:margin-right="0.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08X3565</meta:initial-creator>
    <dc:creator>Jan Kolátor</dc:creator>
    <meta:creation-date>2018-05-25T05:56:43Z</meta:creation-date>
    <dc:date>2018-06-12T18:56:46Z</dc:date>
  </office:meta>
</office:document-meta>
</file>